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roman"/>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Table2" style:family="table">
      <style:table-properties style:width="7.0868in" table:align="margins" style:writing-mode="lr-tb"/>
    </style:style>
    <style:style style:name="Table2.A" style:family="table-column">
      <style:table-column-properties style:column-width="7.0868in" style:rel-column-width="65535*"/>
    </style:style>
    <style:style style:name="Table2.A1" style:family="table-cell">
      <style:table-cell-properties fo:background-color="#1c1c1c" fo:padding="0.0382in" fo:border="0.5pt solid #000000">
        <style:background-image/>
      </style:table-cell-properties>
    </style:style>
    <style:style style:name="Table3" style:family="table">
      <style:table-properties style:width="7.0868in" table:align="margins" style:writing-mode="lr-tb"/>
    </style:style>
    <style:style style:name="Table3.A" style:family="table-column">
      <style:table-column-properties style:column-width="7.0868in" style:rel-column-width="65535*"/>
    </style:style>
    <style:style style:name="Table3.A1" style:family="table-cell">
      <style:table-cell-properties fo:background-color="#1c1c1c" fo:padding="0.0382in" fo:border="0.5pt solid #000000">
        <style:background-image/>
      </style:table-cell-properties>
    </style:style>
    <style:style style:name="Table4" style:family="table">
      <style:table-properties style:width="7.0868in" table:align="margins" style:writing-mode="lr-tb"/>
    </style:style>
    <style:style style:name="Table4.A" style:family="table-column">
      <style:table-column-properties style:column-width="7.0868in" style:rel-column-width="65535*"/>
    </style:style>
    <style:style style:name="Table4.A1" style:family="table-cell">
      <style:table-cell-properties fo:background-color="#1c1c1c" fo:padding="0.0382in" fo:border="0.5pt solid #000000">
        <style:background-image/>
      </style:table-cell-properties>
    </style:style>
    <style:style style:name="Table5" style:family="table">
      <style:table-properties style:width="7.0868in" table:align="margins" style:writing-mode="lr-tb"/>
    </style:style>
    <style:style style:name="Table5.A" style:family="table-column">
      <style:table-column-properties style:column-width="7.0868in" style:rel-column-width="65535*"/>
    </style:style>
    <style:style style:name="Table5.A1" style:family="table-cell">
      <style:table-cell-properties fo:background-color="#1c1c1c" fo:padding="0.0382in" fo:border="0.5pt solid #000000">
        <style:background-image/>
      </style:table-cell-properties>
    </style:style>
    <style:style style:name="Table6" style:family="table">
      <style:table-properties style:width="7.0868in" table:align="margins" style:writing-mode="lr-tb"/>
    </style:style>
    <style:style style:name="Table6.A" style:family="table-column">
      <style:table-column-properties style:column-width="7.0868in" style:rel-column-width="65535*"/>
    </style:style>
    <style:style style:name="Table6.A1" style:family="table-cell">
      <style:table-cell-properties fo:background-color="#1c1c1c" fo:padding="0.0382in" fo:border="0.5pt solid #000000">
        <style:background-image/>
      </style:table-cell-properties>
    </style:style>
    <style:style style:name="P1" style:family="paragraph" style:parent-style-name="Table_20_Contents">
      <style:paragraph-properties fo:line-height="150%" fo:text-align="justify" style:justify-single-word="false" fo:orphans="0" fo:widows="0" style:writing-mode="lr-tb"/>
      <style:text-properties style:font-name="Times New Roman1" fo:font-size="14pt" fo:language="ro" fo:country="RO" style:font-size-asian="14pt" style:font-size-complex="14pt"/>
    </style:style>
    <style:style style:name="P2" style:family="paragraph" style:parent-style-name="Standard">
      <style:paragraph-properties fo:line-height="150%"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4"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6"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officeooo:paragraph-rsid="0073e713" style:font-size-asian="14pt" style:font-size-complex="14pt"/>
    </style:style>
    <style:style style:name="P8"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officeooo:paragraph-rsid="0067786b"/>
    </style:style>
    <style:style style:name="P9"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73e713" officeooo:paragraph-rsid="0073e713" style:letter-kerning="true" fo:background-color="transparent" style:font-name-asian="Tahoma" style:font-size-asian="14pt" style:language-asian="zh" style:country-asian="CN" style:font-name-complex="Noto Sans1" style:font-size-complex="14pt" style:language-complex="hi" style:country-complex="IN"/>
    </style:style>
    <style:style style:name="P10" style:family="paragraph" style:parent-style-name="Standard">
      <style:paragraph-properties fo:line-height="150%"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2pt" fo:letter-spacing="normal" fo:language="ro" fo:country="RO" fo:font-style="normal" fo:font-weight="bold" officeooo:rsid="0073e713" officeooo:paragraph-rsid="0073e713" style:font-size-asian="12pt" style:font-style-asian="normal" style:font-weight-asian="bold" style:font-size-complex="12pt" style:font-weight-complex="bold"/>
    </style:style>
    <style:style style:name="P11" style:family="paragraph" style:parent-style-name="paragraph">
      <style:paragraph-properties fo:break-before="page"/>
    </style:style>
    <style:style style:name="P12" style:family="paragraph" style:parent-style-name="Standard">
      <style:paragraph-properties fo:line-height="150%" fo:text-align="justify" style:justify-single-word="false" style:writing-mode="lr-tb">
        <style:tab-stops>
          <style:tab-stop style:position="4in"/>
        </style:tab-stops>
      </style:paragraph-properties>
      <style:text-properties officeooo:paragraph-rsid="0073e713"/>
    </style:style>
    <style:style style:name="P13" style:family="paragraph" style:parent-style-name="Standard">
      <style:paragraph-properties fo:line-height="150%" fo:text-align="justify" style:justify-single-word="false" style:writing-mode="lr-tb">
        <style:tab-stops>
          <style:tab-stop style:position="4in"/>
        </style:tab-stops>
      </style:paragraph-properties>
      <style:text-properties officeooo:paragraph-rsid="0082e6c3"/>
    </style:style>
    <style:style style:name="P14" style:family="paragraph" style:parent-style-name="Standard">
      <style:paragraph-properties fo:line-height="150%" fo:text-align="justify" style:justify-single-word="false" style:writing-mode="lr-tb">
        <style:tab-stops>
          <style:tab-stop style:position="4in"/>
        </style:tab-stops>
      </style:paragraph-properties>
      <style:text-properties officeooo:rsid="00893354" officeooo:paragraph-rsid="00893354"/>
    </style:style>
    <style:style style:name="P15" style:family="paragraph" style:parent-style-name="Standard">
      <style:paragraph-properties style:line-height-at-least="0.1583in"/>
      <style:text-properties fo:color="#d4d4d4" loext:opacity="100%" style:font-name="Courier New" fo:font-size="9pt" fo:font-weight="normal" fo:background-color="#1e1e1e" style:font-size-asian="9pt" style:font-size-complex="9pt"/>
    </style:style>
    <style:style style:name="P16" style:family="paragraph" style:parent-style-name="Standard">
      <style:paragraph-properties style:line-height-at-least="0.1583in"/>
      <style:text-properties fo:color="#d4d4d4" loext:opacity="100%" style:font-name="Courier New" fo:font-size="9pt" fo:background-color="#1e1e1e" style:font-size-asian="9pt" style:font-size-complex="9pt"/>
    </style:style>
    <style:style style:name="P17" style:family="paragraph" style:parent-style-name="Standard">
      <style:paragraph-properties style:line-height-at-least="0.1583in"/>
      <style:text-properties style:font-name="Courier New" fo:font-size="9pt" style:font-size-asian="9pt" style:font-size-complex="9pt"/>
    </style:style>
    <style:style style:name="P18" style:family="paragraph" style:parent-style-name="Standard">
      <style:paragraph-properties fo:margin-top="0in" fo:margin-bottom="0.1965in" style:contextual-spacing="false" style:line-height-at-least="0.1583in"/>
      <style:text-properties style:font-name="Courier New" fo:font-size="9pt" style:font-size-asian="9pt" style:font-size-complex="9pt"/>
    </style:style>
    <style:style style:name="P19" style:family="paragraph" style:parent-style-name="Standard">
      <style:paragraph-properties fo:line-height="150%" fo:text-align="justify" style:justify-single-word="false" style:writing-mode="lr-tb">
        <style:tab-stops>
          <style:tab-stop style:position="4in"/>
        </style:tab-stops>
      </style:paragraph-properties>
      <style:text-properties officeooo:rsid="0089b1c7" officeooo:paragraph-rsid="0089b1c7"/>
    </style:style>
    <style:style style:name="P20" style:family="paragraph" style:parent-style-name="Standard">
      <style:paragraph-properties fo:line-height="150%" fo:text-align="justify" style:justify-single-word="false" style:writing-mode="lr-tb">
        <style:tab-stops>
          <style:tab-stop style:position="4in"/>
        </style:tab-stops>
      </style:paragraph-properties>
      <style:text-properties officeooo:rsid="008ae07c" officeooo:paragraph-rsid="008ae07c"/>
    </style:style>
    <style:style style:name="P21" style:family="paragraph" style:parent-style-name="Standard">
      <style:paragraph-properties style:line-height-at-least="0.1583in"/>
      <style:text-properties fo:color="#6a9955" loext:opacity="100%" style:font-name="Courier New" fo:font-size="9pt" fo:font-weight="normal" fo:background-color="#1e1e1e" style:font-size-asian="9pt" style:font-size-complex="9pt"/>
    </style:style>
    <style:style style:name="P22" style:family="paragraph" style:parent-style-name="Table_20_Contents">
      <style:text-properties style:font-name="Courier New" fo:font-size="9pt" style:font-size-asian="9pt" style:font-size-complex="9pt"/>
    </style:style>
    <style:style style:name="P23"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82e6c3" fo:hyphenate="false" fo:hyphenation-remain-char-count="2" fo:hyphenation-push-char-count="2" loext:hyphenation-no-caps="false" loext:hyphenation-no-last-word="false" loext:hyphenation-word-char-count="no-limit" loext:hyphenation-zone="no-limit"/>
    </style:style>
    <style:style style:name="P24" style:family="paragraph" style:parent-style-name="paragraph">
      <style:paragraph-properties fo:break-before="page"/>
      <style:text-properties officeooo:paragraph-rsid="008b2be3"/>
    </style:style>
    <style:style style:name="T1" style:family="text">
      <style:text-properties officeooo:rsid="002dc710"/>
    </style:style>
    <style:style style:name="T2" style:family="text">
      <style:text-properties fo:font-variant="normal" fo:text-transform="none" fo:color="#202124" loext:opacity="100%" fo:letter-spacing="normal" fo:language="ro" fo:country="RO" fo:font-style="normal" fo:font-weight="normal" style:font-style-asian="normal" style:font-weight-asian="normal" style:font-weight-complex="normal"/>
    </style:style>
    <style:style style:name="T3" style:family="text">
      <style:text-properties fo:font-variant="normal" fo:text-transform="none" fo:color="#202124" loext:opacity="100%" fo:letter-spacing="normal" fo:language="ro" fo:country="RO" fo:font-style="normal" fo:font-weight="normal" officeooo:rsid="00877829" style:font-style-asian="normal" style:font-weight-asian="normal" style:font-weight-complex="normal"/>
    </style:style>
    <style:style style:name="T4" style:family="text">
      <style:text-properties fo:font-variant="normal" fo:text-transform="none" fo:color="#202124" loext:opacity="100%" fo:letter-spacing="normal" fo:language="ro" fo:country="RO" fo:font-style="normal" fo:font-weight="bold" officeooo:rsid="00500d46" style:font-style-asian="normal" style:font-weight-asian="bold" style:font-weight-complex="bold"/>
    </style:style>
    <style:style style:name="T5" style:family="text">
      <style:text-properties fo:font-variant="normal" fo:text-transform="none" fo:color="#202124" loext:opacity="100%" fo:letter-spacing="normal" fo:language="ro" fo:country="RO" fo:font-style="normal" fo:font-weight="bold" officeooo:rsid="0073e713" style:font-style-asian="normal" style:font-weight-asian="bold" style:font-weight-complex="bold"/>
    </style:style>
    <style:style style:name="T6" style:family="text">
      <style:text-properties fo:font-variant="normal" fo:text-transform="none" fo:color="#202124" loext:opacity="100%" style:font-name="Times new roman" fo:font-size="12pt" fo:letter-spacing="normal" fo:language="ro" fo:country="RO" fo:font-style="normal" fo:font-weight="bold" officeooo:rsid="0082e6c3" style:font-size-asian="12pt" style:font-style-asian="normal" style:font-weight-asian="bold" style:font-size-complex="12pt" style:font-weight-complex="bold"/>
    </style:style>
    <style:style style:name="T7" style:family="text">
      <style:text-properties fo:font-variant="normal" fo:text-transform="none" fo:color="#202124" loext:opacity="100%" style:font-name="Times new roman" fo:font-size="12pt" fo:letter-spacing="normal" fo:language="ro" fo:country="RO" fo:font-style="normal" fo:font-weight="bold" officeooo:rsid="0073e713" style:font-size-asian="12pt" style:font-style-asian="normal" style:font-weight-asian="bold" style:font-size-complex="12pt" style:font-weight-complex="bold"/>
    </style:style>
    <style:style style:name="T8" style:family="text">
      <style:text-properties fo:font-variant="normal" fo:text-transform="none" fo:color="#202124" loext:opacity="100%" style:font-name="Times new roman" fo:font-size="12pt" fo:letter-spacing="normal" fo:language="ro" fo:country="RO" fo:font-style="normal" fo:font-weight="bold" officeooo:rsid="00892041" style:font-size-asian="12pt" style:font-style-asian="normal" style:font-weight-asian="bold" style:font-size-complex="12pt" style:font-weight-complex="bold"/>
    </style:style>
    <style:style style:name="T9" style:family="text">
      <style:text-properties fo:font-variant="normal" fo:text-transform="none" fo:color="#202124" loext:opacity="100%" style:font-name="Times New Roman1" fo:font-size="12pt" fo:letter-spacing="normal" fo:language="ro" fo:country="RO" fo:font-style="normal" fo:font-weight="normal" officeooo:rsid="0073e713" style:font-size-asian="12pt" style:font-style-asian="normal" style:font-weight-asian="normal" style:font-size-complex="12pt" style:font-weight-complex="normal"/>
    </style:style>
    <style:style style:name="T10" style:family="text">
      <style:text-properties fo:font-variant="normal" fo:text-transform="none" style:use-window-font-color="true" loext:opacity="0%" fo:letter-spacing="normal" fo:language="ro" fo:country="RO" fo:font-style="normal" fo:font-weight="normal" style:font-style-asian="normal" style:font-name-complex="Times New Roman2" style:font-style-complex="normal"/>
    </style:style>
    <style:style style:name="T11" style:family="text">
      <style:text-properties fo:font-size="14pt" fo:language="ro" fo:country="RO" style:font-size-asian="14pt" style:font-size-complex="14pt"/>
    </style:style>
    <style:style style:name="T12" style:family="text">
      <style:text-properties fo:font-size="14pt" fo:language="ro" fo:country="RO" officeooo:rsid="0073e713" style:font-size-asian="14pt" style:font-size-complex="14pt"/>
    </style:style>
    <style:style style:name="T13" style:family="text">
      <style:text-properties fo:font-size="14pt" fo:language="ro" fo:country="RO" officeooo:rsid="00877829" style:font-size-asian="14pt" style:font-size-complex="14pt"/>
    </style:style>
    <style:style style:name="T14" style:family="text">
      <style:text-properties style:use-window-font-color="true" loext:opacity="0%" fo:language="ro" fo:country="RO" fo:font-style="normal" style:font-style-asian="normal" style:font-style-complex="normal"/>
    </style:style>
    <style:style style:name="T15" style:family="text">
      <style:text-properties officeooo:rsid="004fc247"/>
    </style:style>
    <style:style style:name="T16" style:family="text">
      <style:text-properties fo:language="ro" fo:country="RO"/>
    </style:style>
    <style:style style:name="T17" style:family="text">
      <style:text-properties fo:language="ro" fo:country="RO" officeooo:rsid="001e0b77"/>
    </style:style>
    <style:style style:name="T18" style:family="text">
      <style:text-properties fo:color="#569cd6" loext:opacity="100%"/>
    </style:style>
    <style:style style:name="T19" style:family="text">
      <style:text-properties fo:color="#569cd6" loext:opacity="100%" fo:font-weight="normal"/>
    </style:style>
    <style:style style:name="T20" style:family="text">
      <style:text-properties fo:color="#4ec9b0" loext:opacity="100%"/>
    </style:style>
    <style:style style:name="T21" style:family="text">
      <style:text-properties fo:color="#4ec9b0" loext:opacity="100%" fo:font-weight="normal"/>
    </style:style>
    <style:style style:name="T22" style:family="text">
      <style:text-properties fo:color="#dcdcaa" loext:opacity="100%" fo:font-weight="normal"/>
    </style:style>
    <style:style style:name="T23" style:family="text">
      <style:text-properties fo:color="#9cdcfe" loext:opacity="100%" fo:font-weight="normal"/>
    </style:style>
    <style:style style:name="T24" style:family="text">
      <style:text-properties fo:color="#b5cea8" loext:opacity="100%" fo:font-weight="normal"/>
    </style:style>
    <style:style style:name="T25" style:family="text">
      <style:text-properties fo:color="#c586c0" loext:opacity="100%" fo:font-weight="normal"/>
    </style:style>
    <style:style style:name="T26" style:family="text">
      <style:text-properties fo:color="#ce9178" loext:opacity="100%" fo:font-weight="normal"/>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fo:font-weight="normal" officeooo:rsid="008b2be3"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877829"/>
    </style:style>
    <style:style style:name="T32" style:family="text">
      <style:text-properties fo:color="#d4d4d4" loext:opacity="100%" fo:font-weight="normal" fo:background-color="#1e1e1e" loext:char-shading-value="0"/>
    </style:style>
    <style:style style:name="T33" style:family="text">
      <style:text-properties fo:color="#4fc1ff" loext:opacity="100%" fo:font-weight="normal"/>
    </style:style>
    <style:style style:name="T34" style:family="text">
      <style:text-properties officeooo:rsid="008b2be3"/>
    </style:style>
    <style:style style:name="T35" style:family="text">
      <style:text-properties officeooo:rsid="008cd7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4">Ministerul Educației, Culturii și Cercetării al Republicii Moldova</text:p>
      <text:p text:style-name="P4">Universitatea Tehnica a Moldovei</text:p>
      <text:p text:style-name="P4">Facultatea Calculatoare, Informatică și Microelectronică</text:p>
      <text:p text:style-name="P4">Departamentul Ingineria Software și Automatică</text:p>
      <text:p text:style-name="P4"/>
      <text:p text:style-name="P4"/>
      <text:p text:style-name="P4"/>
      <text:p text:style-name="P4"/>
      <text:p text:style-name="P4"/>
      <text:p text:style-name="P6">Raport</text:p>
      <text:p text:style-name="P4"/>
      <text:p text:style-name="P4">Lucrarea de laborator Nr. <text:span text:style-name="T31">2</text:span></text:p>
      <text:p text:style-name="P7"><text:span text:style-name="T17">l</text:span><text:span text:style-name="T16">a</text:span><text:span text:style-name="T14"> </text:span><text:span text:style-name="T10">Tehnici și mecanisme de proiectare software</text:span></text:p>
      <text:p text:style-name="P8"><text:span text:style-name="T11">Tema: </text:span><text:span text:style-name="T12">Șabloane de proiectare </text:span><text:span text:style-name="T13">structurale</text:span></text:p>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2">A efectuat</text:p>
          </table:table-cell>
          <table:table-cell table:style-name="Table1.A1" office:value-type="string">
            <text:p text:style-name="P5">St. gr. TI-206</text:p>
            <text:p text:style-name="P5">Pleșu Cătălin</text:p>
          </table:table-cell>
        </table:table-row>
        <table:table-row table:style-name="Table1.1">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2">A verificat</text:p>
          </table:table-cell>
          <table:table-cell table:style-name="Table1.A1" office:value-type="string">
            <text:p text:style-name="P5"><text:span text:style-name="T1">asist</text:span>. univ.</text:p>
            <text:p text:style-name="P9">Buldumac Oleg</text:p>
          </table:table-cell>
        </table:table-row>
      </table:table>
      <text:p text:style-name="P3"/>
      <text:p text:style-name="P3"/>
      <text:p text:style-name="P3"/>
      <text:p text:style-name="P3"/>
      <text:p text:style-name="P4">Chișinău 202<text:span text:style-name="T15">3</text:span></text:p>
      <text:p text:style-name="P11"><text:span text:style-name="T4">T</text:span><text:span text:style-name="T5">ema: </text:span><text:span text:style-name="T2">Șabloanele de proiectare </text:span><text:span text:style-name="T3">structurale</text:span></text:p>
      <text:p text:style-name="P12"><text:span text:style-name="T7">Sarcina: </text:span><text:span text:style-name="T9">Să se implementeze la nivel de cod 5 șabloane de proiectare structurale din cele 7.</text:span></text:p>
      <text:p text:style-name="P10">Mersul lucrării:</text:p>
      <text:p text:style-name="P13"><text:span text:style-name="T6">Repozitoria Github: </text:span><text:a xlink:type="simple" xlink:href="https://github.com/CatalinPlesu/TMPS/tree/master/lab_2" text:style-name="Internet_20_link" text:visited-style-name="Visited_20_Internet_20_Link"><text:span text:style-name="T8">https://github.com/CatalinPlesu/TMPS/tree/master/lab_2</text:span></text:a></text:p>
      <text:p text:style-name="P13"/>
      <text:p text:style-name="paragraph">În cadrul acestei lucrări de laborator am utilizat 5 din cele 7 sabloane de proiectare, am ales ca tematica jocul de sah, însă programele au fost realizat separate, pentru ca combinarea acostora ar putea duce la un antipatern.</text:p>
      <text:p text:style-name="paragraph"/>
      <text:p text:style-name="paragraph">1. Adapter</text:p>
      <text:p text:style-name="paragraph">Adaptorul este un model de design structural care permite obiectelor cu interfețe incompatibile să colaboreze.</text:p>
      <text:p text:style-name="P14"/>
      <table:table table:name="Table2" table:style-name="Table2">
        <table:table-column table:style-name="Table2.A"/>
        <table:table-row>
          <table:table-cell table:style-name="Table2.A1" office:value-type="string">
            <text:p text:style-name="P15"><text:span text:style-name="T18">using</text:span> <text:span text:style-name="T20">System</text:span>;</text:p>
            <text:p text:style-name="P17"/>
            <text:p text:style-name="P15"><text:span text:style-name="T18">namespace</text:span> <text:span text:style-name="T20">DesignPatterns</text:span>.<text:span text:style-name="T20">Adapter</text:span></text:p>
            <text:p text:style-name="P15">{</text:p>
            <text:p text:style-name="P16">    <text:span text:style-name="T19">public</text:span><text:span text:style-name="T27"> </text:span><text:span text:style-name="T19">interface</text:span><text:span text:style-name="T27"> </text:span><text:span text:style-name="T21">IPlayer</text:span></text:p>
            <text:p text:style-name="P16">    <text:span text:style-name="T27">{</text:span></text:p>
            <text:p text:style-name="P16">        <text:span text:style-name="T19">string</text:span><text:span text:style-name="T27"> </text:span><text:span text:style-name="T22">MakeMove</text:span><text:span text:style-name="T27">();</text:span></text:p>
            <text:p text:style-name="P16">    <text:span text:style-name="T27">}</text:span></text:p>
            <text:p text:style-name="P17"/>
            <text:p text:style-name="P16">    <text:span text:style-name="T19">class</text:span><text:span text:style-name="T27"> </text:span><text:span text:style-name="T21">GameEngine</text:span></text:p>
            <text:p text:style-name="P16">    <text:span text:style-name="T27">{</text:span></text:p>
            <text:p text:style-name="P16">        <text:span text:style-name="T19">public</text:span><text:span text:style-name="T27"> </text:span><text:span text:style-name="T19">string</text:span><text:span text:style-name="T27"> </text:span><text:span text:style-name="T22">MakeBestMove</text:span><text:span text:style-name="T27">(</text:span><text:span text:style-name="T19">int</text:span><text:span text:style-name="T27"> </text:span><text:span text:style-name="T23">depth</text:span><text:span text:style-name="T27">)</text:span></text:p>
            <text:p text:style-name="P16">        <text:span text:style-name="T27">{</text:span></text:p>
            <text:p text:style-name="P16">            <text:span text:style-name="T25">return</text:span><text:span text:style-name="T27"> </text:span><text:span text:style-name="T26">"d4"</text:span><text:span text:style-name="T27">;</text:span></text:p>
            <text:p text:style-name="P16">        <text:span text:style-name="T27">}</text:span></text:p>
            <text:p text:style-name="P16">    <text:span text:style-name="T27">}</text:span></text:p>
            <text:p text:style-name="P17"/>
            <text:p text:style-name="P16">    <text:span text:style-name="T19">class</text:span><text:span text:style-name="T27"> </text:span><text:span text:style-name="T21">GameEngineAdapter</text:span><text:span text:style-name="T27"> : </text:span><text:span text:style-name="T21">IPlayer</text:span></text:p>
            <text:p text:style-name="P16">    <text:span text:style-name="T27">{</text:span></text:p>
            <text:p text:style-name="P16">        <text:span text:style-name="T19">private</text:span><text:span text:style-name="T27"> </text:span><text:span text:style-name="T19">readonly</text:span><text:span text:style-name="T27"> </text:span><text:span text:style-name="T21">GameEngine</text:span><text:span text:style-name="T27"> </text:span><text:span text:style-name="T23">_adaptee</text:span><text:span text:style-name="T27">;</text:span></text:p>
            <text:p text:style-name="P17"/>
            <text:p text:style-name="P16">        <text:span text:style-name="T19">public</text:span><text:span text:style-name="T27"> </text:span><text:span text:style-name="T21">GameEngineAdapter</text:span><text:span text:style-name="T27">(</text:span><text:span text:style-name="T21">GameEngine</text:span><text:span text:style-name="T27"> </text:span><text:span text:style-name="T23">adaptee</text:span><text:span text:style-name="T27">)</text:span></text:p>
            <text:p text:style-name="P16">        <text:span text:style-name="T27">{</text:span></text:p>
            <text:p text:style-name="P16">            <text:span text:style-name="T19">this</text:span><text:span text:style-name="T27">.</text:span><text:span text:style-name="T23">_adaptee</text:span><text:span text:style-name="T27"> = </text:span><text:span text:style-name="T23">adaptee</text:span><text:span text:style-name="T27">;</text:span></text:p>
            <text:p text:style-name="P16">        <text:span text:style-name="T27">}</text:span></text:p>
            <text:p text:style-name="P17"/>
            <text:p text:style-name="P16">        <text:span text:style-name="T19">public</text:span><text:span text:style-name="T27"> </text:span><text:span text:style-name="T19">string</text:span><text:span text:style-name="T27"> </text:span><text:span text:style-name="T22">MakeMov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adaptee</text:span><text:span text:style-name="T27">.</text:span><text:span text:style-name="T22">MakeBestMove</text:span><text:span text:style-name="T27">(</text:span><text:span text:style-name="T24">15</text:span><text:span text:style-name="T27">);</text:span></text:p>
            <text:p text:style-name="P16">        <text:span text:style-name="T27">}</text:span></text:p>
            <text:p text:style-name="P16">    <text:span text:style-name="T27">}</text:span></text:p>
            <text:p text:style-name="P17"/>
            <text:p text:style-name="P16">    <text:span text:style-name="T19">public</text:span><text:span text:style-name="T27"> </text:span><text:span text:style-name="T19">class</text:span><text:span text:style-name="T27"> </text:span><text:span text:style-name="T21">Player</text:span><text:span text:style-name="T27"> : </text:span><text:span text:style-name="T21">IPlayer</text:span></text:p>
            <text:p text:style-name="P16">    <text:span text:style-name="T27">{</text:span></text:p>
            <text:p text:style-name="P16">        <text:span text:style-name="T19">public</text:span><text:span text:style-name="T27"> </text:span><text:span text:style-name="T19">string</text:span><text:span text:style-name="T27"> </text:span><text:span text:style-name="T22">MakeMove</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What is your move?"</text:span><text:span text:style-name="T27">);</text:span></text:p>
            <text:p text:style-name="P16">            <text:span text:style-name="T25">return</text:span><text:span text:style-name="T27"> </text:span><text:span text:style-name="T21">Console</text:span><text:span text:style-name="T27">.</text:span><text:span text:style-name="T22">ReadLine</text:span><text:span text:style-name="T27">() ?? </text:span><text:span text:style-name="T26">""</text:span><text:span text:style-name="T27">;</text:span></text:p>
            <text:p text:style-name="P16">        <text:span text:style-name="T27">}</text:span></text:p>
            <text:p text:style-name="P16"><text:soft-page-break/>    <text:span text:style-name="T27">}</text:span></text:p>
            <text:p text:style-name="P17"/>
            <text:p text:style-name="P16">    <text:span text:style-name="T19">class</text:span><text:span text:style-name="T27"> </text:span><text:span text:style-name="T21">Program</text:span></text:p>
            <text:p text:style-name="P16">    <text:span text:style-name="T27">{</text:span></text:p>
            <text:p text:style-name="P16">        <text:span text:style-name="T19">static</text:span><text:span text:style-name="T27"> </text:span><text:span text:style-name="T19">void</text:span><text:span text:style-name="T27"> </text:span><text:span text:style-name="T22">Main</text:span><text:span text:style-name="T27">(</text:span><text:span text:style-name="T19">string</text:span><text:span text:style-name="T27">[] </text:span><text:span text:style-name="T23">args</text:span><text:span text:style-name="T27">)</text:span></text:p>
            <text:p text:style-name="P16">        <text:span text:style-name="T27">{</text:span></text:p>
            <text:p text:style-name="P16">            <text:span text:style-name="T21">GameEngine</text:span><text:span text:style-name="T27"> </text:span><text:span text:style-name="T23">adaptee</text:span><text:span text:style-name="T27"> = </text:span><text:span text:style-name="T19">new</text:span><text:span text:style-name="T27"> </text:span><text:span text:style-name="T21">GameEngine</text:span><text:span text:style-name="T27">();</text:span></text:p>
            <text:p text:style-name="P16">            <text:span text:style-name="T21">IPlayer</text:span><text:span text:style-name="T27">[] </text:span><text:span text:style-name="T23">players</text:span><text:span text:style-name="T27"> = </text:span><text:span text:style-name="T19">new</text:span><text:span text:style-name="T27"> </text:span><text:span text:style-name="T21">IPlayer</text:span><text:span text:style-name="T27">[</text:span><text:span text:style-name="T24">2</text:span><text:span text:style-name="T27">];</text:span></text:p>
            <text:p text:style-name="P16">            <text:span text:style-name="T23">players</text:span><text:span text:style-name="T27">[</text:span><text:span text:style-name="T24">0</text:span><text:span text:style-name="T27">] = </text:span><text:span text:style-name="T19">new</text:span><text:span text:style-name="T27"> </text:span><text:span text:style-name="T21">GameEngineAdapter</text:span><text:span text:style-name="T27">(</text:span><text:span text:style-name="T23">adaptee</text:span><text:span text:style-name="T27">);</text:span></text:p>
            <text:p text:style-name="P16">            <text:span text:style-name="T23">players</text:span><text:span text:style-name="T27">[</text:span><text:span text:style-name="T24">1</text:span><text:span text:style-name="T27">] = </text:span><text:span text:style-name="T19">new</text:span><text:span text:style-name="T27"> </text:span><text:span text:style-name="T21">Player</text:span><text:span text:style-name="T27">();</text:span></text:p>
            <text:p text:style-name="P17"/>
            <text:p text:style-name="P16">            <text:span text:style-name="T19">bool</text:span><text:span text:style-name="T27"> </text:span><text:span text:style-name="T23">GameNotFinised</text:span><text:span text:style-name="T27"> = </text:span><text:span text:style-name="T19">true</text:span><text:span text:style-name="T27">;</text:span></text:p>
            <text:p text:style-name="P16">            <text:span text:style-name="T19">int</text:span><text:span text:style-name="T27"> </text:span><text:span text:style-name="T23">i</text:span><text:span text:style-name="T27"> = </text:span><text:span text:style-name="T24">0</text:span><text:span text:style-name="T27">;</text:span></text:p>
            <text:p text:style-name="P16">            <text:span text:style-name="T25">while</text:span><text:span text:style-name="T27">( </text:span><text:span text:style-name="T23">GameNotFinised</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Player {</text:span><text:span text:style-name="T23">i</text:span><text:span text:style-name="T27">%</text:span><text:span text:style-name="T24">2</text:span><text:span text:style-name="T26">} {</text:span><text:span text:style-name="T23">players</text:span><text:span text:style-name="T26">[</text:span><text:span text:style-name="T23">i</text:span><text:span text:style-name="T27">%</text:span><text:span text:style-name="T24">2</text:span><text:span text:style-name="T26">]</text:span><text:span text:style-name="T27">.</text:span><text:span text:style-name="T22">GetType</text:span><text:span text:style-name="T26">()} have made the move: {</text:span><text:span text:style-name="T23">players</text:span><text:span text:style-name="T26">[</text:span><text:span text:style-name="T23">i</text:span><text:span text:style-name="T27">%</text:span><text:span text:style-name="T24">2</text:span><text:span text:style-name="T26">]</text:span><text:span text:style-name="T27">.</text:span><text:span text:style-name="T22">MakeMove</text:span><text:span text:style-name="T26">()}"</text:span><text:span text:style-name="T27">);</text:span></text:p>
            <text:p text:style-name="P16">                <text:span text:style-name="T23">i</text:span><text:span text:style-name="T27"> += </text:span><text:span text:style-name="T24">1</text:span><text:span text:style-name="T27">;</text:span></text:p>
            <text:p text:style-name="P16">            <text:span text:style-name="T27">}</text:span></text:p>
            <text:p text:style-name="P16">        <text:span text:style-name="T27">}</text:span></text:p>
            <text:p text:style-name="P16">    <text:span text:style-name="T27">}</text:span></text:p>
            <text:p text:style-name="P15">}</text:p>
            <text:p text:style-name="P22"/>
          </table:table-cell>
        </table:table-row>
      </table:table>
      <text:p text:style-name="P14"/>
      <text:p text:style-name="paragraph">2. Bridge</text:p>
      <text:p text:style-name="paragraph">Bridge este un model de proiectare structurală care vă permite să împărțiți o clasă mare sau un set de clase strâns legate în două ierarhii separate - abstracție și implementare - care pot fi dezvoltate independent una de cealaltă.</text:p>
      <text:p text:style-name="P19"/>
      <table:table table:name="Table3" table:style-name="Table3">
        <table:table-column table:style-name="Table3.A"/>
        <table:table-row>
          <table:table-cell table:style-name="Table3.A1" office:value-type="string">
            <text:p text:style-name="P15"><text:span text:style-name="T18">public</text:span> <text:span text:style-name="T18">abstract</text:span> <text:span text:style-name="T18">class</text:span> <text:span text:style-name="T20">ChessPiece</text:span></text:p>
            <text:p text:style-name="P15">{</text:p>
            <text:p text:style-name="P16">    <text:span text:style-name="T19">protected</text:span><text:span text:style-name="T27"> </text:span><text:span text:style-name="T21">IColor</text:span><text:span text:style-name="T27"> </text:span><text:span text:style-name="T23">color</text:span><text:span text:style-name="T27">;</text:span></text:p>
            <text:p text:style-name="P16">    <text:span text:style-name="T19">protected</text:span><text:span text:style-name="T27"> </text:span><text:span text:style-name="T19">char</text:span><text:span text:style-name="T27"> </text:span><text:span text:style-name="T23">file</text:span><text:span text:style-name="T27">;</text:span></text:p>
            <text:p text:style-name="P16">    <text:span text:style-name="T19">protected</text:span><text:span text:style-name="T27"> </text:span><text:span text:style-name="T19">int</text:span><text:span text:style-name="T27"> </text:span><text:span text:style-name="T23">rank</text:span><text:span text:style-name="T27">;</text:span></text:p>
            <text:p text:style-name="P17"/>
            <text:p text:style-name="P16">    <text:span text:style-name="T19">public</text:span><text:span text:style-name="T27"> </text:span><text:span text:style-name="T21">ChessPiece</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19">this</text:span><text:span text:style-name="T27">.</text:span><text:span text:style-name="T23">color</text:span><text:span text:style-name="T27"> = </text:span><text:span text:style-name="T23">color</text:span><text:span text:style-name="T27">;</text:span></text:p>
            <text:p text:style-name="P16">        <text:span text:style-name="T19">this</text:span><text:span text:style-name="T27">.</text:span><text:span text:style-name="T23">file</text:span><text:span text:style-name="T27"> = </text:span><text:span text:style-name="T23">file</text:span><text:span text:style-name="T27">;</text:span></text:p>
            <text:p text:style-name="P16">        <text:span text:style-name="T19">this</text:span><text:span text:style-name="T27">.</text:span><text:span text:style-name="T23">rank</text:span><text:span text:style-name="T27"> = </text:span><text:span text:style-name="T23">rank</text:span><text:span text:style-name="T27">;</text:span></text:p>
            <text:p text:style-name="P16">    <text:span text:style-name="T27">}</text:span></text:p>
            <text:p text:style-name="P17"/>
            <text:p text:style-name="P16">    <text:span text:style-name="T19">public</text:span><text:span text:style-name="T27"> </text:span><text:span text:style-name="T19">virtual</text:span><text:span text:style-name="T27"> </text:span><text:span text:style-name="T19">void</text:span><text:span text:style-name="T27"> </text:span><text:span text:style-name="T22">Display</text:span><text:span text:style-name="T27">()</text:span></text:p>
            <text:p text:style-name="P16">    <text:span text:style-name="T27">{</text:span></text:p>
            <text:p text:style-name="P16">        <text:span text:style-name="T19">this</text:span><text:span text:style-name="T27">.</text:span><text:span text:style-name="T23">color</text:span><text:span text:style-name="T27">.</text:span><text:span text:style-name="T22">Fill</text:span><text:span text:style-name="T27">();</text:span></text:p>
            <text:p text:style-name="P16">        <text:span text:style-name="T21">Console</text:span><text:span text:style-name="T27">.</text:span><text:span text:style-name="T22">WriteLine</text:span><text:span text:style-name="T27">(</text:span><text:span text:style-name="T19">this</text:span><text:span text:style-name="T27">.</text:span><text:span text:style-name="T22">GetType</text:span><text:span text:style-name="T27">());</text:span></text:p>
            <text:p text:style-name="P16">        <text:span text:style-name="T21">Console</text:span><text:span text:style-name="T27">.</text:span><text:span text:style-name="T22">WriteLine</text:span><text:span text:style-name="T27">(</text:span><text:span text:style-name="T26">$"Position: {</text:span><text:span text:style-name="T23">file</text:span><text:span text:style-name="T26">}{</text:span><text:span text:style-name="T23">rank</text:span><text:span text:style-name="T26">}"</text:span><text:span text:style-name="T27">);</text:span></text:p>
            <text:p text:style-name="P16">    <text:span text:style-name="T27">}</text:span></text:p>
            <text:p text:style-name="P17"/>
            <text:p text:style-name="P16">    <text:span text:style-name="T19">public</text:span><text:span text:style-name="T27"> </text:span><text:span text:style-name="T19">virtual</text:span><text:span text:style-name="T27"> </text:span><text:span text:style-name="T19">void</text:span><text:span text:style-name="T27"> </text:span><text:span text:style-name="T22">Move</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19">this</text:span><text:span text:style-name="T27">.</text:span><text:span text:style-name="T22">GetType</text:span><text:span text:style-name="T27">());</text:span></text:p>
            <text:p text:style-name="P16">        <text:span text:style-name="T19">this</text:span><text:span text:style-name="T27">.</text:span><text:span text:style-name="T23">file</text:span><text:span text:style-name="T27"> = </text:span><text:span text:style-name="T23">file</text:span><text:span text:style-name="T27">;</text:span></text:p>
            <text:p text:style-name="P16">        <text:span text:style-name="T19">this</text:span><text:span text:style-name="T27">.</text:span><text:span text:style-name="T23">rank</text:span><text:span text:style-name="T27"> = </text:span><text:span text:style-name="T23">rank</text:span><text:span text:style-name="T27">;</text:span></text:p>
            <text:p text:style-name="P16">        <text:span text:style-name="T21">Console</text:span><text:span text:style-name="T27">.</text:span><text:span text:style-name="T22">WriteLine</text:span><text:span text:style-name="T27">(</text:span><text:span text:style-name="T26">$"Moved to {</text:span><text:span text:style-name="T23">file</text:span><text:span text:style-name="T26">}{</text:span><text:span text:style-name="T23">rank</text:span><text:span text:style-name="T26">}."</text:span><text:span text:style-name="T27">);</text:span></text:p>
            <text:p text:style-name="P16">    <text:span text:style-name="T27">}</text:span></text:p>
            <text:p text:style-name="P15">}</text:p>
            <text:p text:style-name="P17"><text:soft-page-break/></text:p>
            <text:p text:style-name="P15"><text:span text:style-name="T18">public</text:span> <text:span text:style-name="T18">interface</text:span> <text:span text:style-name="T20">IColor</text:span></text:p>
            <text:p text:style-name="P15">{</text:p>
            <text:p text:style-name="P16">    <text:span text:style-name="T19">void</text:span><text:span text:style-name="T27"> </text:span><text:span text:style-name="T22">Fill</text:span><text:span text:style-name="T27">();</text:span></text:p>
            <text:p text:style-name="P15">}</text:p>
            <text:p text:style-name="P17"/>
            <text:p text:style-name="P15"><text:span text:style-name="T18">public</text:span> <text:span text:style-name="T18">class</text:span> <text:span text:style-name="T20">WhiteColor</text:span> : <text:span text:style-name="T20">IColor</text:span></text:p>
            <text:p text:style-name="P15">{</text:p>
            <text:p text:style-name="P16">    <text:span text:style-name="T19">public</text:span><text:span text:style-name="T27"> </text:span><text:span text:style-name="T19">void</text:span><text:span text:style-name="T27"> </text:span><text:span text:style-name="T22">Fill</text:span><text:span text:style-name="T27">()</text:span></text:p>
            <text:p text:style-name="P16">    <text:span text:style-name="T27">{</text:span></text:p>
            <text:p text:style-name="P16">        <text:span text:style-name="T21">Console</text:span><text:span text:style-name="T27">.</text:span><text:span text:style-name="T22">Write</text:span><text:span text:style-name="T27">(</text:span><text:span text:style-name="T26">"White "</text:span><text:span text:style-name="T27">);</text:span></text:p>
            <text:p text:style-name="P16">    <text:span text:style-name="T27">}</text:span></text:p>
            <text:p text:style-name="P15">}</text:p>
            <text:p text:style-name="P17"/>
            <text:p text:style-name="P15"><text:span text:style-name="T18">public</text:span> <text:span text:style-name="T18">class</text:span> <text:span text:style-name="T20">BlackColor</text:span> : <text:span text:style-name="T20">IColor</text:span></text:p>
            <text:p text:style-name="P15">{</text:p>
            <text:p text:style-name="P16">    <text:span text:style-name="T19">public</text:span><text:span text:style-name="T27"> </text:span><text:span text:style-name="T19">void</text:span><text:span text:style-name="T27"> </text:span><text:span text:style-name="T22">Fill</text:span><text:span text:style-name="T27">()</text:span></text:p>
            <text:p text:style-name="P16">    <text:span text:style-name="T27">{</text:span></text:p>
            <text:p text:style-name="P16">        <text:span text:style-name="T21">Console</text:span><text:span text:style-name="T27">.</text:span><text:span text:style-name="T22">Write</text:span><text:span text:style-name="T27">(</text:span><text:span text:style-name="T26">"Black "</text:span><text:span text:style-name="T27">);</text:span></text:p>
            <text:p text:style-name="P16">    <text:span text:style-name="T27">}</text:span></text:p>
            <text:p text:style-name="P15">}</text:p>
            <text:p text:style-name="P17"/>
            <text:p text:style-name="P15"><text:span text:style-name="T18">public</text:span> <text:span text:style-name="T18">class</text:span> <text:span text:style-name="T20">Pawn</text:span> : <text:span text:style-name="T20">ChessPiece</text:span></text:p>
            <text:p text:style-name="P15">{</text:p>
            <text:p text:style-name="P16">    <text:span text:style-name="T19">public</text:span><text:span text:style-name="T27"> </text:span><text:span text:style-name="T21">Pawn</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public</text:span> <text:span text:style-name="T18">class</text:span> <text:span text:style-name="T20">Rook</text:span> : <text:span text:style-name="T20">ChessPiece</text:span></text:p>
            <text:p text:style-name="P15">{</text:p>
            <text:p text:style-name="P16">    <text:span text:style-name="T19">public</text:span><text:span text:style-name="T27"> </text:span><text:span text:style-name="T21">Rook</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public</text:span> <text:span text:style-name="T18">class</text:span> <text:span text:style-name="T20">Knight</text:span> : <text:span text:style-name="T20">ChessPiece</text:span></text:p>
            <text:p text:style-name="P15">{</text:p>
            <text:p text:style-name="P16">    <text:span text:style-name="T19">public</text:span><text:span text:style-name="T27"> </text:span><text:span text:style-name="T21">Knight</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public</text:span> <text:span text:style-name="T18">class</text:span> <text:span text:style-name="T20">Bishop</text:span> : <text:span text:style-name="T20">ChessPiece</text:span></text:p>
            <text:p text:style-name="P15">{</text:p>
            <text:p text:style-name="P16">    <text:span text:style-name="T19">public</text:span><text:span text:style-name="T27"> </text:span><text:span text:style-name="T21">Bishop</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public</text:span> <text:span text:style-name="T18">class</text:span> <text:span text:style-name="T20">Queen</text:span> : <text:span text:style-name="T20">ChessPiece</text:span></text:p>
            <text:p text:style-name="P15">{</text:p>
            <text:p text:style-name="P16">    <text:span text:style-name="T19">public</text:span><text:span text:style-name="T27"> </text:span><text:span text:style-name="T21">Queen</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public</text:span> <text:span text:style-name="T18">class</text:span> <text:span text:style-name="T20">King</text:span> : <text:span text:style-name="T20">ChessPiece</text:span></text:p>
            <text:p text:style-name="P15">{</text:p>
            <text:p text:style-name="P16">    <text:span text:style-name="T19">public</text:span><text:span text:style-name="T27"> </text:span><text:span text:style-name="T21">King</text:span><text:span text:style-name="T27">(</text:span><text:span text:style-name="T21">IColor</text:span><text:span text:style-name="T27"> </text:span><text:span text:style-name="T23">color</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 : </text:span><text:span text:style-name="T19">base</text:span><text:span text:style-name="T27">(</text:span><text:span text:style-name="T23">color</text:span><text:span text:style-name="T27">, </text:span><text:span text:style-name="T23">file</text:span><text:span text:style-name="T27">, </text:span><text:span text:style-name="T23">rank</text:span><text:span text:style-name="T27">) {}</text:span></text:p>
            <text:p text:style-name="P15">}</text:p>
            <text:p text:style-name="P17"/>
            <text:p text:style-name="P15"><text:span text:style-name="T18">class</text:span> <text:span text:style-name="T20">Program</text:span></text:p>
            <text:p text:style-name="P15">{</text:p>
            <text:p text:style-name="P16">    <text:span text:style-name="T19">static</text:span><text:span text:style-name="T27"> </text:span><text:span text:style-name="T19">void</text:span><text:span text:style-name="T27"> </text:span><text:span text:style-name="T22">Main</text:span><text:span text:style-name="T27">(</text:span><text:span text:style-name="T19">string</text:span><text:span text:style-name="T27">[] </text:span><text:span text:style-name="T23">args</text:span><text:span text:style-name="T27">)</text:span></text:p>
            <text:p text:style-name="P16">    <text:span text:style-name="T27">{</text:span></text:p>
            <text:p text:style-name="P16">        <text:span text:style-name="T21">IColor</text:span><text:span text:style-name="T27"> </text:span><text:span text:style-name="T23">whiteColor</text:span><text:span text:style-name="T27"> = </text:span><text:span text:style-name="T19">new</text:span><text:span text:style-name="T27"> </text:span><text:span text:style-name="T21">WhiteColor</text:span><text:span text:style-name="T27">();</text:span></text:p>
            <text:p text:style-name="P16">        <text:span text:style-name="T21">IColor</text:span><text:span text:style-name="T27"> </text:span><text:span text:style-name="T23">blackColor</text:span><text:span text:style-name="T27"> = </text:span><text:span text:style-name="T19">new</text:span><text:span text:style-name="T27"> </text:span><text:span text:style-name="T21">BlackColor</text:span><text:span text:style-name="T27">();</text:span></text:p>
            <text:p text:style-name="P17"/>
            <text:p text:style-name="P16">        <text:span text:style-name="T21">ChessPiece</text:span><text:span text:style-name="T27"> </text:span><text:span text:style-name="T23">whitePawn</text:span><text:span text:style-name="T27"> = </text:span><text:span text:style-name="T19">new</text:span><text:span text:style-name="T27"> </text:span><text:span text:style-name="T21">Pawn</text:span><text:span text:style-name="T27">(</text:span><text:span text:style-name="T23">whiteColor</text:span><text:span text:style-name="T27">, </text:span><text:span text:style-name="T26">'e'</text:span><text:span text:style-name="T27">, </text:span><text:span text:style-name="T24">2</text:span><text:span text:style-name="T27">);</text:span></text:p>
            <text:p text:style-name="P16">        <text:span text:style-name="T21">ChessPiece</text:span><text:span text:style-name="T27"> </text:span><text:span text:style-name="T23">blackRook</text:span><text:span text:style-name="T27"> = </text:span><text:span text:style-name="T19">new</text:span><text:span text:style-name="T27"> </text:span><text:span text:style-name="T21">Rook</text:span><text:span text:style-name="T27">(</text:span><text:span text:style-name="T23">blackColor</text:span><text:span text:style-name="T27">, </text:span><text:span text:style-name="T26">'a'</text:span><text:span text:style-name="T27">, </text:span><text:span text:style-name="T24">8</text:span><text:span text:style-name="T27">);</text:span></text:p>
            <text:p text:style-name="P17"/>
            <text:p text:style-name="P16">        <text:span text:style-name="T23">whitePawn</text:span><text:span text:style-name="T27">.</text:span><text:span text:style-name="T22">Display</text:span><text:span text:style-name="T27">();</text:span></text:p>
            <text:p text:style-name="P16"><text:soft-page-break/>        <text:span text:style-name="T23">blackRook</text:span><text:span text:style-name="T27">.</text:span><text:span text:style-name="T22">Display</text:span><text:span text:style-name="T27">();</text:span></text:p>
            <text:p text:style-name="P17"/>
            <text:p text:style-name="P16">        <text:span text:style-name="T23">whitePawn</text:span><text:span text:style-name="T27">.</text:span><text:span text:style-name="T22">Move</text:span><text:span text:style-name="T27">(</text:span><text:span text:style-name="T26">'e'</text:span><text:span text:style-name="T27">, </text:span><text:span text:style-name="T24">4</text:span><text:span text:style-name="T27">);</text:span></text:p>
            <text:p text:style-name="P16">        <text:span text:style-name="T23">whitePawn</text:span><text:span text:style-name="T27">.</text:span><text:span text:style-name="T22">Display</text:span><text:span text:style-name="T27">();</text:span></text:p>
            <text:p text:style-name="P16">    <text:span text:style-name="T27">}</text:span></text:p>
            <text:p text:style-name="P15">}</text:p>
            <text:p text:style-name="P17"/>
          </table:table-cell>
        </table:table-row>
      </table:table>
      <text:p text:style-name="P19"/>
      <text:p text:style-name="paragraph">3.Decorator</text:p>
      <text:p text:style-name="paragraph">Decorator este un model de design structural care vă permite să atașați noi comportamente la obiecte prin plasarea acestor obiecte în interiorul obiectelor speciale care conțin comportamentele.</text:p>
      <text:p text:style-name="P19"/>
      <table:table table:name="Table4" table:style-name="Table4">
        <table:table-column table:style-name="Table4.A"/>
        <table:table-row>
          <table:table-cell table:style-name="Table4.A1" office:value-type="string">
            <text:p text:style-name="P15"><text:span text:style-name="T18">using</text:span> <text:span text:style-name="T20">System</text:span>;</text:p>
            <text:p text:style-name="P17"/>
            <text:p text:style-name="P15"><text:span text:style-name="T18">namespace</text:span> <text:span text:style-name="T20">DesignPatterns</text:span>.<text:span text:style-name="T20">Decorator</text:span></text:p>
            <text:p text:style-name="P15">{</text:p>
            <text:p text:style-name="P16">    <text:span text:style-name="T19">public</text:span><text:span text:style-name="T27"> </text:span><text:span text:style-name="T19">abstract</text:span><text:span text:style-name="T27"> </text:span><text:span text:style-name="T19">class</text:span><text:span text:style-name="T27"> </text:span><text:span text:style-name="T21">ApstractPiece</text:span></text:p>
            <text:p text:style-name="P16">    <text:span text:style-name="T27">{</text:span></text:p>
            <text:p text:style-name="P16">        <text:span text:style-name="T19">protected</text:span><text:span text:style-name="T27"> </text:span><text:span text:style-name="T19">char</text:span><text:span text:style-name="T27"> </text:span><text:span text:style-name="T23">file</text:span><text:span text:style-name="T27">;</text:span></text:p>
            <text:p text:style-name="P16">        <text:span text:style-name="T19">protected</text:span><text:span text:style-name="T27"> </text:span><text:span text:style-name="T19">int</text:span><text:span text:style-name="T27"> </text:span><text:span text:style-name="T23">rank</text:span><text:span text:style-name="T27">;</text:span></text:p>
            <text:p text:style-name="P16">        <text:span text:style-name="T19">public</text:span><text:span text:style-name="T27"> </text:span><text:span text:style-name="T19">abstract</text:span><text:span text:style-name="T27"> </text:span><text:span text:style-name="T19">bool</text:span><text:span text:style-name="T27"> </text:span><text:span text:style-name="T22">MoveTo</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19">public</text:span><text:span text:style-name="T27"> </text:span><text:span text:style-name="T19">abstract</text:span><text:span text:style-name="T27"> </text:span><text:span text:style-name="T19">char</text:span><text:span text:style-name="T27"> </text:span><text:span text:style-name="T22">GetFile</text:span><text:span text:style-name="T27">();</text:span></text:p>
            <text:p text:style-name="P16">        <text:span text:style-name="T19">public</text:span><text:span text:style-name="T27"> </text:span><text:span text:style-name="T19">abstract</text:span><text:span text:style-name="T27"> </text:span><text:span text:style-name="T19">int</text:span><text:span text:style-name="T27"> </text:span><text:span text:style-name="T22">GetRank</text:span><text:span text:style-name="T27">();</text:span></text:p>
            <text:p text:style-name="P16">        <text:span text:style-name="T19">public</text:span><text:span text:style-name="T27"> </text:span><text:span text:style-name="T19">abstract</text:span><text:span text:style-name="T27"> </text:span><text:span text:style-name="T21">ApstractPiece</text:span><text:span text:style-name="T27"> </text:span><text:span text:style-name="T22">GetBasePiece</text:span><text:span text:style-name="T27">();</text:span></text:p>
            <text:p text:style-name="P16">    <text:span text:style-name="T27">}</text:span></text:p>
            <text:p text:style-name="P17"/>
            <text:p text:style-name="P16">    <text:span text:style-name="T19">class</text:span><text:span text:style-name="T27"> </text:span><text:span text:style-name="T21">Piece</text:span><text:span text:style-name="T27"> : </text:span><text:span text:style-name="T21">ApstractPiece</text:span></text:p>
            <text:p text:style-name="P16">    <text:span text:style-name="T27">{</text:span></text:p>
            <text:p text:style-name="P16">        <text:span text:style-name="T19">public</text:span><text:span text:style-name="T27"> </text:span><text:span text:style-name="T21">Piece</text:span><text:span text:style-name="T27">(</text:span><text:span text:style-name="T19">char</text:span><text:span text:style-name="T27"> </text:span><text:span text:style-name="T23">initialFile</text:span><text:span text:style-name="T27">, </text:span><text:span text:style-name="T19">int</text:span><text:span text:style-name="T27"> </text:span><text:span text:style-name="T23">initialRank</text:span><text:span text:style-name="T27">)</text:span></text:p>
            <text:p text:style-name="P16">        <text:span text:style-name="T27">{</text:span></text:p>
            <text:p text:style-name="P16">            <text:span text:style-name="T19">this</text:span><text:span text:style-name="T27">.</text:span><text:span text:style-name="T23">file</text:span><text:span text:style-name="T27"> = </text:span><text:span text:style-name="T23">initialFile</text:span><text:span text:style-name="T27">;</text:span></text:p>
            <text:p text:style-name="P16">            <text:span text:style-name="T19">this</text:span><text:span text:style-name="T27">.</text:span><text:span text:style-name="T23">rank</text:span><text:span text:style-name="T27"> = </text:span><text:span text:style-name="T23">initialRank</text:span><text:span text:style-name="T27">;</text:span></text:p>
            <text:p text:style-name="P16">        <text:span text:style-name="T27">}</text:span></text:p>
            <text:p text:style-name="P16">        <text:span text:style-name="T19">public</text:span><text:span text:style-name="T27"> </text:span><text:span text:style-name="T19">override</text:span><text:span text:style-name="T27"> </text:span><text:span text:style-name="T19">bool</text:span><text:span text:style-name="T27"> </text:span><text:span text:style-name="T22">MoveTo</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19">string</text:span><text:span text:style-name="T27"> </text:span><text:span text:style-name="T23">files</text:span><text:span text:style-name="T27"> = </text:span><text:span text:style-name="T26">"abcdefgh"</text:span><text:span text:style-name="T27">;</text:span></text:p>
            <text:p text:style-name="P16">            <text:span text:style-name="T25">if</text:span><text:span text:style-name="T27">(</text:span><text:span text:style-name="T23">files</text:span><text:span text:style-name="T27">.</text:span><text:span text:style-name="T22">Contains</text:span><text:span text:style-name="T27">(</text:span><text:span text:style-name="T23">file</text:span><text:span text:style-name="T27">.</text:span><text:span text:style-name="T22">ToString</text:span><text:span text:style-name="T27">()) &amp;&amp; </text:span><text:span text:style-name="T23">rank</text:span><text:span text:style-name="T27"> &gt; </text:span><text:span text:style-name="T24">0</text:span><text:span text:style-name="T27"> &amp;&amp; </text:span><text:span text:style-name="T23">rank</text:span><text:span text:style-name="T27"> &lt; </text:span><text:span text:style-name="T24">9</text:span><text:span text:style-name="T27">)</text:span></text:p>
            <text:p text:style-name="P16">            <text:span text:style-name="T27">{</text:span></text:p>
            <text:p text:style-name="P16">                <text:span text:style-name="T19">this</text:span><text:span text:style-name="T27">.</text:span><text:span text:style-name="T23">file</text:span><text:span text:style-name="T27"> = </text:span><text:span text:style-name="T23">file</text:span><text:span text:style-name="T27">;</text:span></text:p>
            <text:p text:style-name="P16">                <text:span text:style-name="T19">this</text:span><text:span text:style-name="T27">.</text:span><text:span text:style-name="T23">rank</text:span><text:span text:style-name="T27"> = </text:span><text:span text:style-name="T23">rank</text:span><text:span text:style-name="T27">;</text:span></text:p>
            <text:p text:style-name="P16">                <text:span text:style-name="T25">return</text:span><text:span text:style-name="T27"> </text:span><text:span text:style-name="T19">true</text:span><text:span text:style-name="T27">;</text:span></text:p>
            <text:p text:style-name="P16">            <text:span text:style-name="T27">}</text:span></text:p>
            <text:p text:style-name="P16">            <text:span text:style-name="T25">return</text:span><text:span text:style-name="T27"> </text:span><text:span text:style-name="T19">false</text:span><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19">char</text:span><text:span text:style-name="T27"> </text:span><text:span text:style-name="T22">GetFil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file</text:span><text:span text:style-name="T27">;</text:span></text:p>
            <text:p text:style-name="P16">        <text:span text:style-name="T27">}</text:span></text:p>
            <text:p text:style-name="P16">        <text:span text:style-name="T19">public</text:span><text:span text:style-name="T27"> </text:span><text:span text:style-name="T19">override</text:span><text:span text:style-name="T27"> </text:span><text:span text:style-name="T19">int</text:span><text:span text:style-name="T27"> </text:span><text:span text:style-name="T22">GetRank</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rank</text:span><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21">ApstractPiece</text:span><text:span text:style-name="T27"> </text:span><text:span text:style-name="T22">GetBasePiece</text:span><text:span text:style-name="T27">()</text:span></text:p>
            <text:p text:style-name="P16">        <text:span text:style-name="T27">{</text:span></text:p>
            <text:p text:style-name="P16">            <text:span text:style-name="T25">return</text:span><text:span text:style-name="T27"> </text:span><text:span text:style-name="T19">new</text:span><text:span text:style-name="T27"> </text:span><text:span text:style-name="T21">Piece</text:span><text:span text:style-name="T27">(</text:span><text:span text:style-name="T19">this</text:span><text:span text:style-name="T27">.</text:span><text:span text:style-name="T23">file</text:span><text:span text:style-name="T27">, </text:span><text:span text:style-name="T19">this</text:span><text:span text:style-name="T27">.</text:span><text:span text:style-name="T23">rank</text:span><text:span text:style-name="T27">);</text:span></text:p>
            <text:p text:style-name="P16">        <text:span text:style-name="T27">}</text:span></text:p>
            <text:p text:style-name="P16"><text:soft-page-break/>    <text:span text:style-name="T27">}</text:span></text:p>
            <text:p text:style-name="P17"/>
            <text:p text:style-name="P16">    <text:span text:style-name="T19">abstract</text:span><text:span text:style-name="T27"> </text:span><text:span text:style-name="T19">class</text:span><text:span text:style-name="T27"> </text:span><text:span text:style-name="T21">Decorator</text:span><text:span text:style-name="T27"> : </text:span><text:span text:style-name="T21">ApstractPiece</text:span></text:p>
            <text:p text:style-name="P16">    <text:span text:style-name="T27">{</text:span></text:p>
            <text:p text:style-name="P16">        <text:span text:style-name="T19">protected</text:span><text:span text:style-name="T27"> </text:span><text:span text:style-name="T21">ApstractPiece</text:span><text:span text:style-name="T27"> </text:span><text:span text:style-name="T23">_component</text:span><text:span text:style-name="T27">;</text:span></text:p>
            <text:p text:style-name="P17"/>
            <text:p text:style-name="P16">        <text:span text:style-name="T19">public</text:span><text:span text:style-name="T27"> </text:span><text:span text:style-name="T21">Decorator</text:span><text:span text:style-name="T27">(</text:span><text:span text:style-name="T21">ApstractPiece</text:span><text:span text:style-name="T27"> </text:span><text:span text:style-name="T23">component</text:span><text:span text:style-name="T27">)</text:span></text:p>
            <text:p text:style-name="P16">        <text:span text:style-name="T27">{</text:span></text:p>
            <text:p text:style-name="P16">            <text:span text:style-name="T19">this</text:span><text:span text:style-name="T27">.</text:span><text:span text:style-name="T23">_component</text:span><text:span text:style-name="T27"> = </text:span><text:span text:style-name="T23">component</text:span><text:span text:style-name="T27">;</text:span></text:p>
            <text:p text:style-name="P16">        <text:span text:style-name="T27">}</text:span></text:p>
            <text:p text:style-name="P17"/>
            <text:p text:style-name="P16">        <text:span text:style-name="T19">public</text:span><text:span text:style-name="T27"> </text:span><text:span text:style-name="T19">void</text:span><text:span text:style-name="T27"> </text:span><text:span text:style-name="T22">SetComponent</text:span><text:span text:style-name="T27">(</text:span><text:span text:style-name="T21">ApstractPiece</text:span><text:span text:style-name="T27"> </text:span><text:span text:style-name="T23">component</text:span><text:span text:style-name="T27">)</text:span></text:p>
            <text:p text:style-name="P16">        <text:span text:style-name="T27">{</text:span></text:p>
            <text:p text:style-name="P16">            <text:span text:style-name="T19">this</text:span><text:span text:style-name="T27">.</text:span><text:span text:style-name="T23">_component</text:span><text:span text:style-name="T27"> = </text:span><text:span text:style-name="T23">component</text:span><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21">ApstractPiece</text:span><text:span text:style-name="T27"> </text:span><text:span text:style-name="T22">GetBasePiec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GetBasePiece</text:span><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19">bool</text:span><text:span text:style-name="T27"> </text:span><text:span text:style-name="T22">MoveTo</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25">if</text:span><text:span text:style-name="T27"> (</text:span><text:span text:style-name="T19">this</text:span><text:span text:style-name="T27">.</text:span><text:span text:style-name="T23">_component</text:span><text:span text:style-name="T27"> != </text:span><text:span text:style-name="T19">null</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MoveTo</text:span><text:span text:style-name="T27">(</text:span><text:span text:style-name="T23">file</text:span><text:span text:style-name="T27">, </text:span><text:span text:style-name="T23">rank</text:span><text:span text:style-name="T27">);</text:span></text:p>
            <text:p text:style-name="P16">            <text:span text:style-name="T27">}</text:span></text:p>
            <text:p text:style-name="P16">            <text:span text:style-name="T25">else</text:span></text:p>
            <text:p text:style-name="P16">            <text:span text:style-name="T27">{</text:span></text:p>
            <text:p text:style-name="P16">                <text:span text:style-name="T25">return</text:span><text:span text:style-name="T27"> </text:span><text:span text:style-name="T19">false</text:span><text:span text:style-name="T27">;</text:span></text:p>
            <text:p text:style-name="P16">            <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19">char</text:span><text:span text:style-name="T27"> </text:span><text:span text:style-name="T22">GetFil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GetFile</text:span><text:span text:style-name="T27">();</text:span></text:p>
            <text:p text:style-name="P16">        <text:span text:style-name="T27">}</text:span></text:p>
            <text:p text:style-name="P16">        <text:span text:style-name="T19">public</text:span><text:span text:style-name="T27"> </text:span><text:span text:style-name="T19">override</text:span><text:span text:style-name="T27"> </text:span><text:span text:style-name="T19">int</text:span><text:span text:style-name="T27"> </text:span><text:span text:style-name="T22">GetRank</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GetRank</text:span><text:span text:style-name="T27">();</text:span></text:p>
            <text:p text:style-name="P16">        <text:span text:style-name="T27">}</text:span></text:p>
            <text:p text:style-name="P16">    <text:span text:style-name="T27">}</text:span></text:p>
            <text:p text:style-name="P17"/>
            <text:p text:style-name="P16">    <text:span text:style-name="T19">class</text:span><text:span text:style-name="T27"> </text:span><text:span text:style-name="T21">Pawn</text:span><text:span text:style-name="T27"> : </text:span><text:span text:style-name="T21">Decorator</text:span></text:p>
            <text:p text:style-name="P16">    <text:span text:style-name="T27">{</text:span></text:p>
            <text:p text:style-name="P16">        <text:span text:style-name="T19">private</text:span><text:span text:style-name="T27"> </text:span><text:span text:style-name="T19">bool</text:span><text:span text:style-name="T27"> </text:span><text:span text:style-name="T23">firstmove</text:span><text:span text:style-name="T27">;</text:span></text:p>
            <text:p text:style-name="P16">        <text:span text:style-name="T19">public</text:span><text:span text:style-name="T27"> </text:span><text:span text:style-name="T21">Pawn</text:span><text:span text:style-name="T27">(</text:span><text:span text:style-name="T21">ApstractPiece</text:span><text:span text:style-name="T27"> </text:span><text:span text:style-name="T23">comp</text:span><text:span text:style-name="T27">) : </text:span><text:span text:style-name="T19">base</text:span><text:span text:style-name="T27">(</text:span><text:span text:style-name="T23">comp</text:span><text:span text:style-name="T27">)</text:span></text:p>
            <text:p text:style-name="P16">        <text:span text:style-name="T27">{</text:span></text:p>
            <text:p text:style-name="P16">            <text:span text:style-name="T19">this</text:span><text:span text:style-name="T27">.</text:span><text:span text:style-name="T23">firstmove</text:span><text:span text:style-name="T27"> = </text:span><text:span text:style-name="T19">true</text:span><text:span text:style-name="T27">;</text:span></text:p>
            <text:p text:style-name="P16">        <text:span text:style-name="T27">}</text:span></text:p>
            <text:p text:style-name="P16">        <text:span text:style-name="T19">public</text:span><text:span text:style-name="T27"> </text:span><text:span text:style-name="T19">override</text:span><text:span text:style-name="T27"> </text:span><text:span text:style-name="T19">bool</text:span><text:span text:style-name="T27"> </text:span><text:span text:style-name="T22">MoveTo</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19">string</text:span><text:span text:style-name="T27"> </text:span><text:span text:style-name="T23">files</text:span><text:span text:style-name="T27"> = </text:span><text:span text:style-name="T26">"abcdefgh"</text:span><text:span text:style-name="T27">;</text:span></text:p>
            <text:p text:style-name="P16">            <text:span text:style-name="T19">int</text:span><text:span text:style-name="T27"> </text:span><text:span text:style-name="T23">index</text:span><text:span text:style-name="T27"> = </text:span><text:span text:style-name="T23">files</text:span><text:span text:style-name="T27">.</text:span><text:span text:style-name="T22">IndexOf</text:span><text:span text:style-name="T27">(</text:span><text:span text:style-name="T19">this</text:span><text:span text:style-name="T27">.</text:span><text:span text:style-name="T22">GetFile</text:span><text:span text:style-name="T27">());</text:span></text:p>
            <text:p text:style-name="P16">            <text:span text:style-name="T19">int</text:span><text:span text:style-name="T27"> </text:span><text:span text:style-name="T23">len</text:span><text:span text:style-name="T27"> = </text:span><text:span text:style-name="T23">index</text:span><text:span text:style-name="T27"> == </text:span><text:span text:style-name="T24">0</text:span><text:span text:style-name="T27"> ? </text:span><text:span text:style-name="T24">2</text:span><text:span text:style-name="T27"> : </text:span><text:span text:style-name="T24">3</text:span><text:span text:style-name="T27">;</text:span></text:p>
            <text:p text:style-name="P16">            <text:span text:style-name="T23">index</text:span><text:span text:style-name="T27"> = </text:span><text:span text:style-name="T23">index</text:span><text:span text:style-name="T27"> == </text:span><text:span text:style-name="T24">0</text:span><text:span text:style-name="T27"> ? </text:span><text:span text:style-name="T24">0</text:span><text:span text:style-name="T27"> : </text:span><text:span text:style-name="T23">index</text:span><text:span text:style-name="T27"> -</text:span><text:span text:style-name="T24">1</text:span><text:span text:style-name="T27">;</text:span></text:p>
            <text:p text:style-name="P16">            <text:span text:style-name="T19">string</text:span><text:span text:style-name="T27"> </text:span><text:span text:style-name="T23">subString</text:span><text:span text:style-name="T27"> = </text:span><text:span text:style-name="T23">files</text:span><text:span text:style-name="T27">.</text:span><text:span text:style-name="T22">Substring</text:span><text:span text:style-name="T27">(</text:span><text:span text:style-name="T23">index</text:span><text:span text:style-name="T27">, </text:span><text:span text:style-name="T23">len</text:span><text:span text:style-name="T27">);</text:span></text:p>
            <text:p text:style-name="P16">            <text:span text:style-name="T25">if</text:span><text:span text:style-name="T27">((</text:span><text:span text:style-name="T19">this</text:span><text:span text:style-name="T27">.</text:span><text:span text:style-name="T23">firstmove</text:span><text:span text:style-name="T27"> == </text:span><text:span text:style-name="T19">true</text:span><text:span text:style-name="T27"> &amp;&amp; </text:span><text:span text:style-name="T21">Math</text:span><text:span text:style-name="T27">.</text:span><text:span text:style-name="T22">Abs</text:span><text:span text:style-name="T27">(</text:span><text:span text:style-name="T19">this</text:span><text:span text:style-name="T27">.</text:span><text:span text:style-name="T22">GetRank</text:span><text:span text:style-name="T27">() - </text:span><text:span text:style-name="T23">rank</text:span><text:span text:style-name="T27">) &lt;= </text:span><text:span text:style-name="T24">2</text:span><text:span text:style-name="T27"> &amp;&amp; </text:span><text:span text:style-name="T19">this</text:span><text:span text:style-name="T27">.</text:span><text:span text:style-name="T22">GetFile</text:span><text:span text:style-name="T27">() == </text:span><text:span text:style-name="T23">file</text:span><text:span text:style-name="T27">) ||</text:span></text:p>
            <text:p text:style-name="P16">                <text:span text:style-name="T27">(</text:span><text:span text:style-name="T21">Math</text:span><text:span text:style-name="T27">.</text:span><text:span text:style-name="T22">Abs</text:span><text:span text:style-name="T27">(</text:span><text:span text:style-name="T19">this</text:span><text:span text:style-name="T27">.</text:span><text:span text:style-name="T22">GetRank</text:span><text:span text:style-name="T27">() - </text:span><text:span text:style-name="T23">rank</text:span><text:span text:style-name="T27">) &lt;= </text:span><text:span text:style-name="T24">1</text:span><text:span text:style-name="T27"> &amp;&amp; </text:span><text:span text:style-name="T23">subString</text:span><text:span text:style-name="T27">.</text:span><text:span text:style-name="T22">Contains</text:span><text:span text:style-name="T27">(</text:span><text:span text:style-name="T23">file</text:span><text:span text:style-name="T27">)))</text:span></text:p>
            <text:p text:style-name="P16">            <text:span text:style-name="T27">{</text:span></text:p>
            <text:p text:style-name="P16">                <text:span text:style-name="T19">string</text:span><text:span text:style-name="T27"> </text:span><text:span text:style-name="T23">message</text:span><text:span text:style-name="T27"> = </text:span><text:span text:style-name="T26">$"{</text:span><text:span text:style-name="T19">this</text:span><text:span text:style-name="T27">.</text:span><text:span text:style-name="T22">GetType</text:span><text:span text:style-name="T26">()} moved from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 to"</text:span><text:span text:style-name="T27">;</text:span></text:p>
            <text:p text:style-name="P16"><text:soft-page-break/>                <text:span text:style-name="T25">if</text:span><text:span text:style-name="T27">(</text:span><text:span text:style-name="T19">base</text:span><text:span text:style-name="T27">.</text:span><text:span text:style-name="T22">MoveTo</text:span><text:span text:style-name="T27">(</text:span><text:span text:style-name="T23">file</text:span><text:span text:style-name="T27">, </text:span><text:span text:style-name="T23">rank</text:span><text:span text:style-name="T27">)){</text:span></text:p>
            <text:p text:style-name="P16">                    <text:span text:style-name="T21">Console</text:span><text:span text:style-name="T27">.</text:span><text:span text:style-name="T22">WriteLine</text:span><text:span text:style-name="T27">(</text:span><text:span text:style-name="T26">$"{</text:span><text:span text:style-name="T23">message</text:span><text:span text:style-name="T26">}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text:span><text:span text:style-name="T27">);</text:span></text:p>
            <text:p text:style-name="P16">                    <text:span text:style-name="T25">return</text:span><text:span text:style-name="T27"> </text:span><text:span text:style-name="T19">true</text:span><text:span text:style-name="T27">;</text:span></text:p>
            <text:p text:style-name="P16">                <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text:span><text:span text:style-name="T19">this</text:span><text:span text:style-name="T27">.</text:span><text:span text:style-name="T22">GetType</text:span><text:span text:style-name="T26">()} remained on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text:span><text:span text:style-name="T27">);</text:span></text:p>
            <text:p text:style-name="P16">            <text:span text:style-name="T25">return</text:span><text:span text:style-name="T27"> </text:span><text:span text:style-name="T19">false</text:span><text:span text:style-name="T27">;</text:span></text:p>
            <text:p text:style-name="P16">        <text:span text:style-name="T27">}</text:span></text:p>
            <text:p text:style-name="P16">        <text:span text:style-name="T19">public</text:span><text:span text:style-name="T27"> </text:span><text:span text:style-name="T19">override</text:span><text:span text:style-name="T27"> </text:span><text:span text:style-name="T21">ApstractPiece</text:span><text:span text:style-name="T27"> </text:span><text:span text:style-name="T22">GetBasePiec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GetBasePiece</text:span><text:span text:style-name="T27">();</text:span></text:p>
            <text:p text:style-name="P16">        <text:span text:style-name="T27">}</text:span></text:p>
            <text:p text:style-name="P16">    <text:span text:style-name="T27">}</text:span></text:p>
            <text:p text:style-name="P17"/>
            <text:p text:style-name="P16">    <text:span text:style-name="T19">class</text:span><text:span text:style-name="T27"> </text:span><text:span text:style-name="T21">King</text:span><text:span text:style-name="T27"> : </text:span><text:span text:style-name="T21">Decorator</text:span></text:p>
            <text:p text:style-name="P16">    <text:span text:style-name="T27">{</text:span></text:p>
            <text:p text:style-name="P16">        <text:span text:style-name="T19">public</text:span><text:span text:style-name="T27"> </text:span><text:span text:style-name="T21">King</text:span><text:span text:style-name="T27">(</text:span><text:span text:style-name="T21">ApstractPiece</text:span><text:span text:style-name="T27"> </text:span><text:span text:style-name="T23">comp</text:span><text:span text:style-name="T27">) : </text:span><text:span text:style-name="T19">base</text:span><text:span text:style-name="T27">(</text:span><text:span text:style-name="T23">comp</text:span><text:span text:style-name="T27">)</text:span></text:p>
            <text:p text:style-name="P16">        <text:span text:style-name="T27">{</text:span></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19">bool</text:span><text:span text:style-name="T27"> </text:span><text:span text:style-name="T22">MoveTo</text:span><text:span text:style-name="T27">(</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19">string</text:span><text:span text:style-name="T27"> </text:span><text:span text:style-name="T23">files</text:span><text:span text:style-name="T27"> = </text:span><text:span text:style-name="T26">"abcdefgh"</text:span><text:span text:style-name="T27">;</text:span></text:p>
            <text:p text:style-name="P16">            <text:span text:style-name="T19">int</text:span><text:span text:style-name="T27"> </text:span><text:span text:style-name="T23">index</text:span><text:span text:style-name="T27"> = </text:span><text:span text:style-name="T23">files</text:span><text:span text:style-name="T27">.</text:span><text:span text:style-name="T22">IndexOf</text:span><text:span text:style-name="T27">(</text:span><text:span text:style-name="T19">this</text:span><text:span text:style-name="T27">.</text:span><text:span text:style-name="T22">GetFile</text:span><text:span text:style-name="T27">());</text:span></text:p>
            <text:p text:style-name="P16">            <text:span text:style-name="T19">int</text:span><text:span text:style-name="T27"> </text:span><text:span text:style-name="T23">len</text:span><text:span text:style-name="T27"> = </text:span><text:span text:style-name="T23">index</text:span><text:span text:style-name="T27"> == </text:span><text:span text:style-name="T24">0</text:span><text:span text:style-name="T27"> ? </text:span><text:span text:style-name="T24">2</text:span><text:span text:style-name="T27"> : </text:span><text:span text:style-name="T24">3</text:span><text:span text:style-name="T27">;</text:span></text:p>
            <text:p text:style-name="P16">            <text:span text:style-name="T23">index</text:span><text:span text:style-name="T27"> = </text:span><text:span text:style-name="T23">index</text:span><text:span text:style-name="T27"> == </text:span><text:span text:style-name="T24">0</text:span><text:span text:style-name="T27"> ? </text:span><text:span text:style-name="T24">0</text:span><text:span text:style-name="T27"> : </text:span><text:span text:style-name="T23">index</text:span><text:span text:style-name="T27"> -</text:span><text:span text:style-name="T24">1</text:span><text:span text:style-name="T27">;</text:span></text:p>
            <text:p text:style-name="P16">            <text:span text:style-name="T19">string</text:span><text:span text:style-name="T27"> </text:span><text:span text:style-name="T23">subString</text:span><text:span text:style-name="T27"> = </text:span><text:span text:style-name="T23">files</text:span><text:span text:style-name="T27">.</text:span><text:span text:style-name="T22">Substring</text:span><text:span text:style-name="T27">(</text:span><text:span text:style-name="T23">index</text:span><text:span text:style-name="T27">, </text:span><text:span text:style-name="T23">len</text:span><text:span text:style-name="T27">);</text:span></text:p>
            <text:p text:style-name="P16">            <text:span text:style-name="T25">if</text:span><text:span text:style-name="T27">(</text:span><text:span text:style-name="T21">Math</text:span><text:span text:style-name="T27">.</text:span><text:span text:style-name="T22">Abs</text:span><text:span text:style-name="T27">(</text:span><text:span text:style-name="T19">this</text:span><text:span text:style-name="T27">.</text:span><text:span text:style-name="T22">GetRank</text:span><text:span text:style-name="T27">() - </text:span><text:span text:style-name="T23">rank</text:span><text:span text:style-name="T27">) &lt;= </text:span><text:span text:style-name="T24">1</text:span><text:span text:style-name="T27"> &amp;&amp; </text:span><text:span text:style-name="T23">subString</text:span><text:span text:style-name="T27">.</text:span><text:span text:style-name="T22">Contains</text:span><text:span text:style-name="T27">(</text:span><text:span text:style-name="T23">file</text:span><text:span text:style-name="T27">))</text:span></text:p>
            <text:p text:style-name="P16">            <text:span text:style-name="T27">{</text:span></text:p>
            <text:p text:style-name="P16">                <text:span text:style-name="T19">string</text:span><text:span text:style-name="T27"> </text:span><text:span text:style-name="T23">message</text:span><text:span text:style-name="T27"> = </text:span><text:span text:style-name="T26">$"{</text:span><text:span text:style-name="T19">this</text:span><text:span text:style-name="T27">.</text:span><text:span text:style-name="T22">GetType</text:span><text:span text:style-name="T26">()} moved from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 to"</text:span><text:span text:style-name="T27">;</text:span></text:p>
            <text:p text:style-name="P16">                <text:span text:style-name="T25">if</text:span><text:span text:style-name="T27">(</text:span><text:span text:style-name="T19">base</text:span><text:span text:style-name="T27">.</text:span><text:span text:style-name="T22">MoveTo</text:span><text:span text:style-name="T27">(</text:span><text:span text:style-name="T23">file</text:span><text:span text:style-name="T27">, </text:span><text:span text:style-name="T23">rank</text:span><text:span text:style-name="T27">)){</text:span></text:p>
            <text:p text:style-name="P16">                    <text:span text:style-name="T21">Console</text:span><text:span text:style-name="T27">.</text:span><text:span text:style-name="T22">WriteLine</text:span><text:span text:style-name="T27">(</text:span><text:span text:style-name="T26">$"{</text:span><text:span text:style-name="T23">message</text:span><text:span text:style-name="T26">}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text:span><text:span text:style-name="T27">);</text:span></text:p>
            <text:p text:style-name="P16">                    <text:span text:style-name="T25">return</text:span><text:span text:style-name="T27"> </text:span><text:span text:style-name="T19">true</text:span><text:span text:style-name="T27">;</text:span></text:p>
            <text:p text:style-name="P16">                <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text:span><text:span text:style-name="T19">this</text:span><text:span text:style-name="T27">.</text:span><text:span text:style-name="T22">GetType</text:span><text:span text:style-name="T26">()} remained on {</text:span><text:span text:style-name="T19">this</text:span><text:span text:style-name="T27">.</text:span><text:span text:style-name="T22">GetFile</text:span><text:span text:style-name="T26">()}{</text:span><text:span text:style-name="T19">this</text:span><text:span text:style-name="T27">.</text:span><text:span text:style-name="T22">GetRank</text:span><text:span text:style-name="T26">()}"</text:span><text:span text:style-name="T27">);</text:span></text:p>
            <text:p text:style-name="P16">            <text:span text:style-name="T25">return</text:span><text:span text:style-name="T27"> </text:span><text:span text:style-name="T19">false</text:span><text:span text:style-name="T27">;</text:span></text:p>
            <text:p text:style-name="P16">            </text:p>
            <text:p text:style-name="P16">        <text:span text:style-name="T27">}</text:span></text:p>
            <text:p text:style-name="P17"/>
            <text:p text:style-name="P16">        <text:span text:style-name="T19">public</text:span><text:span text:style-name="T27"> </text:span><text:span text:style-name="T19">override</text:span><text:span text:style-name="T27"> </text:span><text:span text:style-name="T21">ApstractPiece</text:span><text:span text:style-name="T27"> </text:span><text:span text:style-name="T22">GetBasePiece</text:span><text:span text:style-name="T27">()</text:span></text:p>
            <text:p text:style-name="P16">        <text:span text:style-name="T27">{</text:span></text:p>
            <text:p text:style-name="P16">            <text:span text:style-name="T25">return</text:span><text:span text:style-name="T27"> </text:span><text:span text:style-name="T19">this</text:span><text:span text:style-name="T27">.</text:span><text:span text:style-name="T23">_component</text:span><text:span text:style-name="T27">.</text:span><text:span text:style-name="T22">GetBasePiece</text:span><text:span text:style-name="T27">();</text:span></text:p>
            <text:p text:style-name="P16">        <text:span text:style-name="T27">}</text:span></text:p>
            <text:p text:style-name="P16">    <text:span text:style-name="T27">}</text:span></text:p>
            <text:p text:style-name="P16">    </text:p>
            <text:p text:style-name="P16">    <text:span text:style-name="T19">public</text:span><text:span text:style-name="T27"> </text:span><text:span text:style-name="T19">class</text:span><text:span text:style-name="T27"> </text:span><text:span text:style-name="T21">Client</text:span></text:p>
            <text:p text:style-name="P16">    <text:span text:style-name="T27">{</text:span></text:p>
            <text:p text:style-name="P16">        <text:span text:style-name="T19">public</text:span><text:span text:style-name="T27"> </text:span><text:span text:style-name="T19">void</text:span><text:span text:style-name="T27"> </text:span><text:span text:style-name="T22">ClientCode</text:span><text:span text:style-name="T27">(</text:span><text:span text:style-name="T21">ApstractPiece</text:span><text:span text:style-name="T27"> </text:span><text:span text:style-name="T23">component</text:span><text:span text:style-name="T27">, </text:span><text:span text:style-name="T19">char</text:span><text:span text:style-name="T27"> </text:span><text:span text:style-name="T23">file</text:span><text:span text:style-name="T27">, </text:span><text:span text:style-name="T19">int</text:span><text:span text:style-name="T27"> </text:span><text:span text:style-name="T23">rank</text:span><text:span text:style-name="T27">)</text:span></text:p>
            <text:p text:style-name="P16">        <text:span text:style-name="T27">{</text:span></text:p>
            <text:p text:style-name="P16">            <text:span text:style-name="T23">component</text:span><text:span text:style-name="T27">.</text:span><text:span text:style-name="T22">MoveTo</text:span><text:span text:style-name="T27">(</text:span><text:span text:style-name="T23">file</text:span><text:span text:style-name="T27">, </text:span><text:span text:style-name="T23">rank</text:span><text:span text:style-name="T27">);</text:span></text:p>
            <text:p text:style-name="P16">        <text:span text:style-name="T27">}</text:span></text:p>
            <text:p text:style-name="P16">    <text:span text:style-name="T27">}</text:span></text:p>
            <text:p text:style-name="P16">    </text:p>
            <text:p text:style-name="P16">    <text:span text:style-name="T19">class</text:span><text:span text:style-name="T27"> </text:span><text:span text:style-name="T21">Program</text:span></text:p>
            <text:p text:style-name="P16">    <text:span text:style-name="T27">{</text:span></text:p>
            <text:p text:style-name="P16">        <text:span text:style-name="T19">static</text:span><text:span text:style-name="T27"> </text:span><text:span text:style-name="T19">void</text:span><text:span text:style-name="T27"> </text:span><text:span text:style-name="T22">Main</text:span><text:span text:style-name="T27">(</text:span><text:span text:style-name="T19">string</text:span><text:span text:style-name="T27">[] </text:span><text:span text:style-name="T23">args</text:span><text:span text:style-name="T27">)</text:span></text:p>
            <text:p text:style-name="P16">        <text:span text:style-name="T27">{</text:span></text:p>
            <text:p text:style-name="P16">            <text:span text:style-name="T21">Client</text:span><text:span text:style-name="T27"> </text:span><text:span text:style-name="T23">client</text:span><text:span text:style-name="T27"> = </text:span><text:span text:style-name="T19">new</text:span><text:span text:style-name="T27"> </text:span><text:span text:style-name="T21">Client</text:span><text:span text:style-name="T27">();</text:span></text:p>
            <text:p text:style-name="P17"/>
            <text:p text:style-name="P16"><text:soft-page-break/>            <text:span text:style-name="T19">var</text:span><text:span text:style-name="T27"> </text:span><text:span text:style-name="T23">pawn</text:span><text:span text:style-name="T27"> = </text:span><text:span text:style-name="T19">new</text:span><text:span text:style-name="T27"> </text:span><text:span text:style-name="T21">Pawn</text:span><text:span text:style-name="T27">(</text:span><text:span text:style-name="T19">new</text:span><text:span text:style-name="T27"> </text:span><text:span text:style-name="T21">Piece</text:span><text:span text:style-name="T27">(</text:span><text:span text:style-name="T26">'d'</text:span><text:span text:style-name="T27">, </text:span><text:span text:style-name="T24">2</text:span><text:span text:style-name="T27">));</text:span></text:p>
            <text:p text:style-name="P16">            <text:span text:style-name="T19">var</text:span><text:span text:style-name="T27"> </text:span><text:span text:style-name="T23">king</text:span><text:span text:style-name="T27"> = </text:span><text:span text:style-name="T19">new</text:span><text:span text:style-name="T27"> </text:span><text:span text:style-name="T21">King</text:span><text:span text:style-name="T27">(</text:span><text:span text:style-name="T19">new</text:span><text:span text:style-name="T27"> </text:span><text:span text:style-name="T21">Piece</text:span><text:span text:style-name="T27">(</text:span><text:span text:style-name="T26">'d'</text:span><text:span text:style-name="T27">, </text:span><text:span text:style-name="T24">1</text:span><text:span text:style-name="T27">));</text:span></text:p>
            <text:p text:style-name="P16">            <text:span text:style-name="T23">client</text:span><text:span text:style-name="T27">.</text:span><text:span text:style-name="T22">ClientCode</text:span><text:span text:style-name="T27">(</text:span><text:span text:style-name="T23">pawn</text:span><text:span text:style-name="T27">, </text:span><text:span text:style-name="T26">'a'</text:span><text:span text:style-name="T27">, </text:span><text:span text:style-name="T24">2</text:span><text:span text:style-name="T27">);</text:span></text:p>
            <text:p text:style-name="P16">            <text:span text:style-name="T23">client</text:span><text:span text:style-name="T27">.</text:span><text:span text:style-name="T22">ClientCode</text:span><text:span text:style-name="T27">(</text:span><text:span text:style-name="T23">pawn</text:span><text:span text:style-name="T27">, </text:span><text:span text:style-name="T26">'d'</text:span><text:span text:style-name="T27">, </text:span><text:span text:style-name="T24">3</text:span><text:span text:style-name="T27">);</text:span></text:p>
            <text:p text:style-name="P16">            <text:span text:style-name="T23">client</text:span><text:span text:style-name="T27">.</text:span><text:span text:style-name="T22">ClientCode</text:span><text:span text:style-name="T27">(</text:span><text:span text:style-name="T23">king</text:span><text:span text:style-name="T27">, </text:span><text:span text:style-name="T26">'e'</text:span><text:span text:style-name="T27">, </text:span><text:span text:style-name="T24">2</text:span><text:span text:style-name="T27">);</text:span></text:p>
            <text:p text:style-name="P17"/>
            <text:p text:style-name="P16">            <text:span text:style-name="T21">ApstractPiece</text:span><text:span text:style-name="T27"> </text:span><text:span text:style-name="T23">king2</text:span><text:span text:style-name="T27"> =  </text:span><text:span text:style-name="T19">new</text:span><text:span text:style-name="T27"> </text:span><text:span text:style-name="T21">King</text:span><text:span text:style-name="T27">(</text:span><text:span text:style-name="T23">pawn</text:span><text:span text:style-name="T27">.</text:span><text:span text:style-name="T22">GetBasePiece</text:span><text:span text:style-name="T27">());</text:span></text:p>
            <text:p text:style-name="P16">            <text:span text:style-name="T23">client</text:span><text:span text:style-name="T27">.</text:span><text:span text:style-name="T22">ClientCode</text:span><text:span text:style-name="T27">(</text:span><text:span text:style-name="T23">king2</text:span><text:span text:style-name="T27">, </text:span><text:span text:style-name="T26">'c'</text:span><text:span text:style-name="T27">, </text:span><text:span text:style-name="T24">5</text:span><text:span text:style-name="T27">);</text:span></text:p>
            <text:p text:style-name="P16">        <text:span text:style-name="T27">}</text:span></text:p>
            <text:p text:style-name="P16">    <text:span text:style-name="T27">}</text:span></text:p>
            <text:p text:style-name="P15">}</text:p>
            <text:p text:style-name="P17"><text:span text:style-name="T32"/></text:p>
          </table:table-cell>
        </table:table-row>
      </table:table>
      <text:p text:style-name="P19"/>
      <text:p text:style-name="paragraph">4. Facade</text:p>
      <text:p text:style-name="paragraph">Fațada este un model de proiectare structurală care oferă o interfață simplificată la o bibliotecă, un cadru sau orice alt set complex de clase.</text:p>
      <table:table table:name="Table5" table:style-name="Table5">
        <table:table-column table:style-name="Table5.A"/>
        <table:table-row>
          <table:table-cell table:style-name="Table5.A1" office:value-type="string">
            <text:p text:style-name="P15"><text:span text:style-name="T18">using</text:span> <text:span text:style-name="T20">System</text:span>;</text:p>
            <text:p text:style-name="P17"/>
            <text:p text:style-name="P15"><text:span text:style-name="T18">namespace</text:span> <text:span text:style-name="T20">DesignPatterns</text:span>.<text:span text:style-name="T20">Facade</text:span></text:p>
            <text:p text:style-name="P15">{</text:p>
            <text:p text:style-name="P16">    <text:span text:style-name="T19">public</text:span><text:span text:style-name="T27"> </text:span><text:span text:style-name="T19">class</text:span><text:span text:style-name="T27"> </text:span><text:span text:style-name="T21">ChessGame</text:span></text:p>
            <text:p text:style-name="P16">    <text:span text:style-name="T27">{</text:span></text:p>
            <text:p text:style-name="P16">        <text:span text:style-name="T19">protected</text:span><text:span text:style-name="T27"> </text:span><text:span text:style-name="T21">GameEngine</text:span><text:span text:style-name="T27"> </text:span><text:span text:style-name="T23">_gameEngine</text:span><text:span text:style-name="T27">;</text:span></text:p>
            <text:p text:style-name="P16">        </text:p>
            <text:p text:style-name="P16">        <text:span text:style-name="T19">protected</text:span><text:span text:style-name="T27"> </text:span><text:span text:style-name="T21">Board</text:span><text:span text:style-name="T27"> </text:span><text:span text:style-name="T23">_board</text:span><text:span text:style-name="T27">;</text:span></text:p>
            <text:p text:style-name="P17"/>
            <text:p text:style-name="P16">        <text:span text:style-name="T19">public</text:span><text:span text:style-name="T27"> </text:span><text:span text:style-name="T21">ChessGame</text:span><text:span text:style-name="T27">(</text:span><text:span text:style-name="T21">GameEngine</text:span><text:span text:style-name="T27"> </text:span><text:span text:style-name="T23">gameEngine</text:span><text:span text:style-name="T27">, </text:span><text:span text:style-name="T21">Board</text:span><text:span text:style-name="T27"> </text:span><text:span text:style-name="T23">board</text:span><text:span text:style-name="T27">)</text:span></text:p>
            <text:p text:style-name="P16">        <text:span text:style-name="T27">{</text:span></text:p>
            <text:p text:style-name="P16">            <text:span text:style-name="T19">this</text:span><text:span text:style-name="T27">.</text:span><text:span text:style-name="T23">_gameEngine</text:span><text:span text:style-name="T27"> = </text:span><text:span text:style-name="T23">gameEngine</text:span><text:span text:style-name="T27">;</text:span></text:p>
            <text:p text:style-name="P16">            <text:span text:style-name="T19">this</text:span><text:span text:style-name="T27">.</text:span><text:span text:style-name="T23">_board</text:span><text:span text:style-name="T27"> = </text:span><text:span text:style-name="T23">board</text:span><text:span text:style-name="T27">;</text:span></text:p>
            <text:p text:style-name="P16">        <text:span text:style-name="T27">}</text:span></text:p>
            <text:p text:style-name="P16">        <text:span text:style-name="T19">public</text:span><text:span text:style-name="T27"> </text:span><text:span text:style-name="T19">bool</text:span><text:span text:style-name="T27"> </text:span><text:span text:style-name="T22">TakePlayerInput</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What is your move?"</text:span><text:span text:style-name="T27">);</text:span></text:p>
            <text:p text:style-name="P16">            <text:span text:style-name="T19">string</text:span><text:span text:style-name="T27"> </text:span><text:span text:style-name="T23">move</text:span><text:span text:style-name="T27"> = </text:span><text:span text:style-name="T21">Console</text:span><text:span text:style-name="T27">.</text:span><text:span text:style-name="T22">ReadLine</text:span><text:span text:style-name="T27">();</text:span></text:p>
            <text:p text:style-name="P16">            <text:span text:style-name="T19">bool</text:span><text:span text:style-name="T27"> </text:span><text:span text:style-name="T23">isValidMove</text:span><text:span text:style-name="T27"> = </text:span><text:span text:style-name="T19">this</text:span><text:span text:style-name="T27">.</text:span><text:span text:style-name="T23">_gameEngine</text:span><text:span text:style-name="T27">.</text:span><text:span text:style-name="T22">ValidateMove</text:span><text:span text:style-name="T27">(</text:span><text:span text:style-name="T23">move</text:span><text:span text:style-name="T27">??</text:span><text:span text:style-name="T26">""</text:span><text:span text:style-name="T27">);</text:span></text:p>
            <text:p text:style-name="P16">            <text:span text:style-name="T25">if</text:span><text:span text:style-name="T27"> (!</text:span><text:span text:style-name="T23">isValidMove</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span text:style-name="T26">"Invalid move!"</text:span><text:span text:style-name="T27">);</text:span></text:p>
            <text:p text:style-name="P16">                <text:span text:style-name="T25">return</text:span><text:span text:style-name="T27"> </text:span><text:span text:style-name="T19">false</text:span><text:span text:style-name="T27">;</text:span></text:p>
            <text:p text:style-name="P16">            <text:span text:style-name="T27">}</text:span></text:p>
            <text:p text:style-name="P16">            <text:span text:style-name="T19">string</text:span><text:span text:style-name="T27"> </text:span><text:span text:style-name="T23">files</text:span><text:span text:style-name="T27"> = </text:span><text:span text:style-name="T26">"abcdefgh"</text:span><text:span text:style-name="T27">;</text:span></text:p>
            <text:p text:style-name="P16">            <text:span text:style-name="T25">if</text:span><text:span text:style-name="T27">(</text:span><text:span text:style-name="T23">move</text:span><text:span text:style-name="T27"> != </text:span><text:span text:style-name="T19">null</text:span><text:span text:style-name="T27">)</text:span></text:p>
            <text:p text:style-name="P16">            <text:span text:style-name="T27">{</text:span></text:p>
            <text:p text:style-name="P16">                <text:span text:style-name="T19">int</text:span><text:span text:style-name="T27"> </text:span><text:span text:style-name="T23">index</text:span><text:span text:style-name="T27"> = </text:span><text:span text:style-name="T23">move</text:span><text:span text:style-name="T27">.</text:span><text:span text:style-name="T23">Length</text:span><text:span text:style-name="T27"> == </text:span><text:span text:style-name="T24">2</text:span><text:span text:style-name="T27"> ? </text:span><text:span text:style-name="T23">files</text:span><text:span text:style-name="T27">.</text:span><text:span text:style-name="T22">IndexOf</text:span><text:span text:style-name="T27">(</text:span><text:span text:style-name="T23">move</text:span><text:span text:style-name="T27">[</text:span><text:span text:style-name="T24">0</text:span><text:span text:style-name="T27">]) : </text:span><text:span text:style-name="T23">files</text:span><text:span text:style-name="T27">.</text:span><text:span text:style-name="T22">IndexOf</text:span><text:span text:style-name="T27">(</text:span><text:span text:style-name="T23">move</text:span><text:span text:style-name="T27">[</text:span><text:span text:style-name="T24">1</text:span><text:span text:style-name="T27">]);</text:span></text:p>
            <text:p text:style-name="P16">                <text:span text:style-name="T19">int</text:span><text:span text:style-name="T27"> </text:span><text:span text:style-name="T23">f1</text:span><text:span text:style-name="T27"> = </text:span><text:span text:style-name="T23">files</text:span><text:span text:style-name="T27">.</text:span><text:span text:style-name="T22">IndexOf</text:span><text:span text:style-name="T27">(</text:span><text:span text:style-name="T23">move</text:span><text:span text:style-name="T27">[</text:span><text:span text:style-name="T24">0</text:span><text:span text:style-name="T27">]);</text:span></text:p>
            <text:p text:style-name="P16">                <text:span text:style-name="T19">int</text:span><text:span text:style-name="T27"> </text:span><text:span text:style-name="T23">r1</text:span><text:span text:style-name="T27"> = </text:span><text:span text:style-name="T19">int</text:span><text:span text:style-name="T27">.</text:span><text:span text:style-name="T22">Parse</text:span><text:span text:style-name="T27">(</text:span><text:span text:style-name="T23">move</text:span><text:span text:style-name="T27">[</text:span><text:span text:style-name="T24">1</text:span><text:span text:style-name="T27">].</text:span><text:span text:style-name="T22">ToString</text:span><text:span text:style-name="T27">());</text:span></text:p>
            <text:p text:style-name="P16">                <text:span text:style-name="T19">int</text:span><text:span text:style-name="T27"> </text:span><text:span text:style-name="T23">f2</text:span><text:span text:style-name="T27"> = </text:span><text:span text:style-name="T23">files</text:span><text:span text:style-name="T27">.</text:span><text:span text:style-name="T22">IndexOf</text:span><text:span text:style-name="T27">(</text:span><text:span text:style-name="T23">move</text:span><text:span text:style-name="T27">[</text:span><text:span text:style-name="T24">2</text:span><text:span text:style-name="T27">]);</text:span></text:p>
            <text:p text:style-name="P16">                <text:span text:style-name="T19">int</text:span><text:span text:style-name="T27"> </text:span><text:span text:style-name="T23">r2</text:span><text:span text:style-name="T27"> = </text:span><text:span text:style-name="T19">int</text:span><text:span text:style-name="T27">.</text:span><text:span text:style-name="T22">Parse</text:span><text:span text:style-name="T27">(</text:span><text:span text:style-name="T23">move</text:span><text:span text:style-name="T27">[</text:span><text:span text:style-name="T24">3</text:span><text:span text:style-name="T27">].</text:span><text:span text:style-name="T22">ToString</text:span><text:span text:style-name="T27">());</text:span></text:p>
            <text:p text:style-name="P16">                <text:span text:style-name="T19">this</text:span><text:span text:style-name="T27">.</text:span><text:span text:style-name="T23">_board</text:span><text:span text:style-name="T27">.</text:span><text:span text:style-name="T22">Move</text:span><text:span text:style-name="T27">(</text:span><text:span text:style-name="T23">f1</text:span><text:span text:style-name="T27">, </text:span><text:span text:style-name="T24">8</text:span><text:span text:style-name="T27">-</text:span><text:span text:style-name="T23">r1</text:span><text:span text:style-name="T27">, </text:span><text:span text:style-name="T23">f2</text:span><text:span text:style-name="T27">, </text:span><text:span text:style-name="T24">8</text:span><text:span text:style-name="T27">-</text:span><text:span text:style-name="T23">r2</text:span><text:span text:style-name="T27">);</text:span></text:p>
            <text:p text:style-name="P16">                <text:span text:style-name="T19">this</text:span><text:span text:style-name="T27">.</text:span><text:span text:style-name="T23">_gameEngine</text:span><text:span text:style-name="T27">.</text:span><text:span text:style-name="T22">MakeBestMove</text:span><text:span text:style-name="T27">(</text:span><text:span text:style-name="T19">this</text:span><text:span text:style-name="T27">.</text:span><text:span text:style-name="T23">_board</text:span><text:span text:style-name="T27">, </text:span><text:span text:style-name="T26">'b'</text:span><text:span text:style-name="T27">);</text:span></text:p>
            <text:p text:style-name="P16">                <text:span text:style-name="T19">this</text:span><text:span text:style-name="T27">.</text:span><text:span text:style-name="T23">_board</text:span><text:span text:style-name="T27">.</text:span><text:span text:style-name="T22">Display</text:span><text:span text:style-name="T27">();</text:span></text:p>
            <text:p text:style-name="P16">            <text:span text:style-name="T27">}</text:span></text:p>
            <text:p text:style-name="P16">            <text:span text:style-name="T25">return</text:span><text:span text:style-name="T27"> </text:span><text:span text:style-name="T19">true</text:span><text:span text:style-name="T27">;</text:span></text:p>
            <text:p text:style-name="P16">        <text:span text:style-name="T27">}</text:span></text:p>
            <text:p text:style-name="P16">    <text:span text:style-name="T27">}</text:span></text:p>
            <text:p text:style-name="P16">    <text:span text:style-name="T19">public</text:span><text:span text:style-name="T27"> </text:span><text:span text:style-name="T19">class</text:span><text:span text:style-name="T27"> </text:span><text:span text:style-name="T21">GameEngine</text:span></text:p>
            <text:p text:style-name="P16">    <text:span text:style-name="T27">{</text:span></text:p>
            <text:p text:style-name="P16"><text:soft-page-break/>        <text:span text:style-name="T19">public</text:span><text:span text:style-name="T27"> </text:span><text:span text:style-name="T19">bool</text:span><text:span text:style-name="T27"> </text:span><text:span text:style-name="T22">ValidateMove</text:span><text:span text:style-name="T27">(</text:span><text:span text:style-name="T19">string</text:span><text:span text:style-name="T27"> </text:span><text:span text:style-name="T23">move</text:span><text:span text:style-name="T27">)</text:span></text:p>
            <text:p text:style-name="P16">        <text:span text:style-name="T27">{</text:span></text:p>
            <text:p text:style-name="P16">            <text:span text:style-name="T25">return</text:span><text:span text:style-name="T27"> </text:span><text:span text:style-name="T19">true</text:span><text:span text:style-name="T27">;</text:span></text:p>
            <text:p text:style-name="P16">        <text:span text:style-name="T27">}</text:span></text:p>
            <text:p text:style-name="P17"/>
            <text:p text:style-name="P16">        <text:span text:style-name="T19">public</text:span><text:span text:style-name="T27"> </text:span><text:span text:style-name="T19">string</text:span><text:span text:style-name="T27"> </text:span><text:span text:style-name="T22">MakeBestMove</text:span><text:span text:style-name="T27">(</text:span><text:span text:style-name="T21">Board</text:span><text:span text:style-name="T27"> </text:span><text:span text:style-name="T23">board</text:span><text:span text:style-name="T27">, </text:span><text:span text:style-name="T19">char</text:span><text:span text:style-name="T27"> </text:span><text:span text:style-name="T23">color</text:span><text:span text:style-name="T27">)</text:span></text:p>
            <text:p text:style-name="P16">        <text:span text:style-name="T27">{</text:span></text:p>
            <text:p text:style-name="P16">            <text:span text:style-name="T25">return</text:span><text:span text:style-name="T27"> </text:span><text:span text:style-name="T26">"d4"</text:span><text:span text:style-name="T27">;</text:span></text:p>
            <text:p text:style-name="P16">        <text:span text:style-name="T27">}</text:span></text:p>
            <text:p text:style-name="P16">    <text:span text:style-name="T27">}</text:span></text:p>
            <text:p text:style-name="P16">    </text:p>
            <text:p text:style-name="P16">    <text:span text:style-name="T19">public</text:span><text:span text:style-name="T27"> </text:span><text:span text:style-name="T19">class</text:span><text:span text:style-name="T27"> </text:span><text:span text:style-name="T21">Board</text:span></text:p>
            <text:p text:style-name="P16">    <text:span text:style-name="T27">{</text:span></text:p>
            <text:p text:style-name="P16">        <text:span text:style-name="T19">private</text:span><text:span text:style-name="T27"> </text:span><text:span text:style-name="T19">char</text:span><text:span text:style-name="T27"> [,] </text:span><text:span text:style-name="T23">_board</text:span><text:span text:style-name="T27">;</text:span></text:p>
            <text:p text:style-name="P16">        </text:p>
            <text:p text:style-name="P16">        <text:span text:style-name="T19">public</text:span><text:span text:style-name="T27"> </text:span><text:span text:style-name="T21">Board</text:span><text:span text:style-name="T27">()</text:span></text:p>
            <text:p text:style-name="P16">        <text:span text:style-name="T27">{</text:span></text:p>
            <text:p text:style-name="P16">            <text:span text:style-name="T19">this</text:span><text:span text:style-name="T27">.</text:span><text:span text:style-name="T23">_board</text:span><text:span text:style-name="T27"> = </text:span><text:span text:style-name="T19">new</text:span><text:span text:style-name="T27"> </text:span><text:span text:style-name="T19">char</text:span><text:span text:style-name="T27"> [</text:span><text:span text:style-name="T24">8</text:span><text:span text:style-name="T27">,</text:span><text:span text:style-name="T24">8</text:span><text:span text:style-name="T27">]</text:span></text:p>
            <text:p text:style-name="P16">            <text:span text:style-name="T27">{</text:span></text:p>
            <text:p text:style-name="P16">                <text:span text:style-name="T27">{ </text:span><text:span text:style-name="T26">'R'</text:span><text:span text:style-name="T27">, </text:span><text:span text:style-name="T26">'N'</text:span><text:span text:style-name="T27">, </text:span><text:span text:style-name="T26">'B'</text:span><text:span text:style-name="T27">, </text:span><text:span text:style-name="T26">'Q'</text:span><text:span text:style-name="T27">, </text:span><text:span text:style-name="T26">'K'</text:span><text:span text:style-name="T27">, </text:span><text:span text:style-name="T26">'B'</text:span><text:span text:style-name="T27">, </text:span><text:span text:style-name="T26">'N'</text:span><text:span text:style-name="T27">, </text:span><text:span text:style-name="T26">'R'</text:span><text:span text:style-name="T27"> },</text:span></text:p>
            <text:p text:style-name="P16">                <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p>
            <text:p text:style-name="P16">                <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p>
            <text:p text:style-name="P16">                <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p>
            <text:p text:style-name="P16">                <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p>
            <text:p text:style-name="P16">                <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span text:style-name="T26">'.'</text:span><text:span text:style-name="T27">, </text:span><text:span text:style-name="T26">' '</text:span><text:span text:style-name="T27"> },</text:span></text:p>
            <text:p text:style-name="P16">                <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span text:style-name="T26">'p'</text:span><text:span text:style-name="T27"> },</text:span></text:p>
            <text:p text:style-name="P16">                <text:span text:style-name="T27">{ </text:span><text:span text:style-name="T26">'r'</text:span><text:span text:style-name="T27">, </text:span><text:span text:style-name="T26">'n'</text:span><text:span text:style-name="T27">, </text:span><text:span text:style-name="T26">'b'</text:span><text:span text:style-name="T27">, </text:span><text:span text:style-name="T26">'q'</text:span><text:span text:style-name="T27">, </text:span><text:span text:style-name="T26">'k'</text:span><text:span text:style-name="T27">, </text:span><text:span text:style-name="T26">'b'</text:span><text:span text:style-name="T27">, </text:span><text:span text:style-name="T26">'n'</text:span><text:span text:style-name="T27">, </text:span><text:span text:style-name="T26">'r'</text:span><text:span text:style-name="T27"> }</text:span></text:p>
            <text:p text:style-name="P16">            <text:span text:style-name="T27">};</text:span></text:p>
            <text:p text:style-name="P16">        <text:span text:style-name="T27">}</text:span></text:p>
            <text:p text:style-name="P16">        <text:span text:style-name="T19">public</text:span><text:span text:style-name="T27"> </text:span><text:span text:style-name="T19">void</text:span><text:span text:style-name="T27"> </text:span><text:span text:style-name="T22">Move</text:span><text:span text:style-name="T27">(</text:span><text:span text:style-name="T19">int</text:span><text:span text:style-name="T27"> </text:span><text:span text:style-name="T23">file</text:span><text:span text:style-name="T27">, </text:span><text:span text:style-name="T19">int</text:span><text:span text:style-name="T27"> </text:span><text:span text:style-name="T23">rank</text:span><text:span text:style-name="T27">, </text:span><text:span text:style-name="T19">int</text:span><text:span text:style-name="T27"> </text:span><text:span text:style-name="T23">file_to</text:span><text:span text:style-name="T27">, </text:span><text:span text:style-name="T19">int</text:span><text:span text:style-name="T27"> </text:span><text:span text:style-name="T23">rank_to</text:span><text:span text:style-name="T27">)</text:span></text:p>
            <text:p text:style-name="P16">        <text:span text:style-name="T27">{</text:span></text:p>
            <text:p text:style-name="P16">            <text:span text:style-name="T19">this</text:span><text:span text:style-name="T27">.</text:span><text:span text:style-name="T23">_board</text:span><text:span text:style-name="T27">[</text:span><text:span text:style-name="T23">rank_to</text:span><text:span text:style-name="T27">, </text:span><text:span text:style-name="T23">file_to</text:span><text:span text:style-name="T27">] = </text:span><text:span text:style-name="T19">this</text:span><text:span text:style-name="T27">.</text:span><text:span text:style-name="T23">_board</text:span><text:span text:style-name="T27">[</text:span><text:span text:style-name="T23">rank</text:span><text:span text:style-name="T27">, </text:span><text:span text:style-name="T23">file</text:span><text:span text:style-name="T27">];</text:span></text:p>
            <text:p text:style-name="P16">            <text:span text:style-name="T19">this</text:span><text:span text:style-name="T27">.</text:span><text:span text:style-name="T23">_board</text:span><text:span text:style-name="T27">[</text:span><text:span text:style-name="T23">rank</text:span><text:span text:style-name="T27">, </text:span><text:span text:style-name="T23">file</text:span><text:span text:style-name="T27">] = </text:span><text:span text:style-name="T26">' '</text:span><text:span text:style-name="T27">;</text:span></text:p>
            <text:p text:style-name="P16">        <text:span text:style-name="T27">}</text:span></text:p>
            <text:p text:style-name="P17"/>
            <text:p text:style-name="P16">        <text:span text:style-name="T19">public</text:span><text:span text:style-name="T27"> </text:span><text:span text:style-name="T19">void</text:span><text:span text:style-name="T27"> </text:span><text:span text:style-name="T22">Display</text:span><text:span text:style-name="T27">()</text:span></text:p>
            <text:p text:style-name="P16">        <text:span text:style-name="T27">{</text:span></text:p>
            <text:p text:style-name="P16">            <text:span text:style-name="T21">Console</text:span><text:span text:style-name="T27">.</text:span><text:span text:style-name="T22">Clear</text:span><text:span text:style-name="T27">();</text:span></text:p>
            <text:p text:style-name="P16">            <text:span text:style-name="T25">for</text:span><text:span text:style-name="T27"> (</text:span><text:span text:style-name="T19">int</text:span><text:span text:style-name="T27"> </text:span><text:span text:style-name="T23">row</text:span><text:span text:style-name="T27"> = </text:span><text:span text:style-name="T24">0</text:span><text:span text:style-name="T27">; </text:span><text:span text:style-name="T23">row</text:span><text:span text:style-name="T27"> &lt; </text:span><text:span text:style-name="T24">8</text:span><text:span text:style-name="T27">; </text:span><text:span text:style-name="T23">row</text:span><text:span text:style-name="T27">++)</text:span></text:p>
            <text:p text:style-name="P16">            <text:span text:style-name="T27">{</text:span></text:p>
            <text:p text:style-name="P16">                <text:span text:style-name="T25">for</text:span><text:span text:style-name="T27"> (</text:span><text:span text:style-name="T19">int</text:span><text:span text:style-name="T27"> </text:span><text:span text:style-name="T23">col</text:span><text:span text:style-name="T27"> = </text:span><text:span text:style-name="T24">0</text:span><text:span text:style-name="T27">; </text:span><text:span text:style-name="T23">col</text:span><text:span text:style-name="T27"> &lt; </text:span><text:span text:style-name="T24">8</text:span><text:span text:style-name="T27">; </text:span><text:span text:style-name="T23">col</text:span><text:span text:style-name="T27">++)</text:span></text:p>
            <text:p text:style-name="P16">                <text:span text:style-name="T27">{</text:span></text:p>
            <text:p text:style-name="P16">                    <text:span text:style-name="T21">Console</text:span><text:span text:style-name="T27">.</text:span><text:span text:style-name="T22">Write</text:span><text:span text:style-name="T27">(</text:span><text:span text:style-name="T19">this</text:span><text:span text:style-name="T27">.</text:span><text:span text:style-name="T23">_board</text:span><text:span text:style-name="T27">[</text:span><text:span text:style-name="T23">row</text:span><text:span text:style-name="T27">, </text:span><text:span text:style-name="T23">col</text:span><text:span text:style-name="T27">] + </text:span><text:span text:style-name="T26">" "</text:span><text:span text:style-name="T27">);</text:span></text:p>
            <text:p text:style-name="P16">                <text:span text:style-name="T27">}</text:span></text:p>
            <text:p text:style-name="P16">                <text:span text:style-name="T21">Console</text:span><text:span text:style-name="T27">.</text:span><text:span text:style-name="T22">WriteLine</text:span><text:span text:style-name="T27">();</text:span></text:p>
            <text:p text:style-name="P16">            <text:span text:style-name="T27">}</text:span></text:p>
            <text:p text:style-name="P16">        <text:span text:style-name="T27">}</text:span></text:p>
            <text:p text:style-name="P16">    <text:span text:style-name="T27">}</text:span></text:p>
            <text:p text:style-name="P18"/>
            <text:p text:style-name="P16">    <text:span text:style-name="T19">class</text:span><text:span text:style-name="T27"> </text:span><text:span text:style-name="T21">Client</text:span></text:p>
            <text:p text:style-name="P16">    <text:span text:style-name="T27">{</text:span></text:p>
            <text:p text:style-name="P16">        <text:span text:style-name="T19">public</text:span><text:span text:style-name="T27"> </text:span><text:span text:style-name="T19">static</text:span><text:span text:style-name="T27"> </text:span><text:span text:style-name="T19">void</text:span><text:span text:style-name="T27"> </text:span><text:span text:style-name="T22">ClientCode</text:span><text:span text:style-name="T27">(</text:span><text:span text:style-name="T21">ChessGame</text:span><text:span text:style-name="T27"> </text:span><text:span text:style-name="T23">ChessGame</text:span><text:span text:style-name="T27">)</text:span></text:p>
            <text:p text:style-name="P16">        <text:span text:style-name="T27">{</text:span></text:p>
            <text:p text:style-name="P16">            <text:span text:style-name="T25">while</text:span><text:span text:style-name="T27">(</text:span><text:span text:style-name="T23">ChessGame</text:span><text:span text:style-name="T27">.</text:span><text:span text:style-name="T22">TakePlayerInput</text:span><text:span text:style-name="T27">())</text:span></text:p>
            <text:p text:style-name="P16">            <text:span text:style-name="T27">{</text:span></text:p>
            <text:p text:style-name="P16">                </text:p>
            <text:p text:style-name="P16">            <text:span text:style-name="T27">}</text:span></text:p>
            <text:p text:style-name="P16">        <text:span text:style-name="T27">}</text:span></text:p>
            <text:p text:style-name="P16">    <text:span text:style-name="T27">}</text:span></text:p>
            <text:p text:style-name="P16">    </text:p>
            <text:p text:style-name="P16">    <text:span text:style-name="T19">class</text:span><text:span text:style-name="T27"> </text:span><text:span text:style-name="T21">Program</text:span></text:p>
            <text:p text:style-name="P16">    <text:span text:style-name="T27">{</text:span></text:p>
            <text:p text:style-name="P16"><text:soft-page-break/>        <text:span text:style-name="T19">static</text:span><text:span text:style-name="T27"> </text:span><text:span text:style-name="T19">void</text:span><text:span text:style-name="T27"> </text:span><text:span text:style-name="T22">Main</text:span><text:span text:style-name="T27">(</text:span><text:span text:style-name="T19">string</text:span><text:span text:style-name="T27">[] </text:span><text:span text:style-name="T23">args</text:span><text:span text:style-name="T27">)</text:span></text:p>
            <text:p text:style-name="P16">        <text:span text:style-name="T27">{</text:span></text:p>
            <text:p text:style-name="P16">            <text:span text:style-name="T21">GameEngine</text:span><text:span text:style-name="T27"> </text:span><text:span text:style-name="T23">GameEngine</text:span><text:span text:style-name="T27"> = </text:span><text:span text:style-name="T19">new</text:span><text:span text:style-name="T27"> </text:span><text:span text:style-name="T21">GameEngine</text:span><text:span text:style-name="T27">();</text:span></text:p>
            <text:p text:style-name="P16">            <text:span text:style-name="T21">Board</text:span><text:span text:style-name="T27"> </text:span><text:span text:style-name="T23">Board</text:span><text:span text:style-name="T27"> = </text:span><text:span text:style-name="T19">new</text:span><text:span text:style-name="T27"> </text:span><text:span text:style-name="T21">Board</text:span><text:span text:style-name="T27">();</text:span></text:p>
            <text:p text:style-name="P16">            <text:span text:style-name="T21">ChessGame</text:span><text:span text:style-name="T27"> </text:span><text:span text:style-name="T23">ChessGame</text:span><text:span text:style-name="T27"> = </text:span><text:span text:style-name="T19">new</text:span><text:span text:style-name="T27"> </text:span><text:span text:style-name="T21">ChessGame</text:span><text:span text:style-name="T27">(</text:span><text:span text:style-name="T23">GameEngine</text:span><text:span text:style-name="T27">, </text:span><text:span text:style-name="T23">Board</text:span><text:span text:style-name="T27">);</text:span></text:p>
            <text:p text:style-name="P16">            <text:span text:style-name="T21">Client</text:span><text:span text:style-name="T27">.</text:span><text:span text:style-name="T22">ClientCode</text:span><text:span text:style-name="T27">(</text:span><text:span text:style-name="T23">ChessGame</text:span><text:span text:style-name="T27">);</text:span></text:p>
            <text:p text:style-name="P16">        <text:span text:style-name="T27">}</text:span></text:p>
            <text:p text:style-name="P16">    <text:span text:style-name="T27">}</text:span></text:p>
            <text:p text:style-name="P17"><text:span text:style-name="T32">}</text:span></text:p>
          </table:table-cell>
        </table:table-row>
      </table:table>
      <text:p text:style-name="P20"/>
      <text:p text:style-name="paragraph">5. Flyweight</text:p>
      <text:p text:style-name="paragraph">Flyweight este un model de design structural care vă permite să încadrați mai multe obiecte în cantitatea disponibilă de RAM, partajând părți comune de stare între mai multe obiecte, în loc să păstrați toate datele în fiecare obiect.</text:p>
      <text:p text:style-name="P20"/>
      <table:table table:name="Table6" table:style-name="Table6">
        <table:table-column table:style-name="Table6.A"/>
        <table:table-row>
          <table:table-cell table:style-name="Table6.A1" office:value-type="string">
            <text:p text:style-name="P15"><text:span text:style-name="T18">using</text:span> <text:span text:style-name="T20">System</text:span>;</text:p>
            <text:p text:style-name="P15"><text:span text:style-name="T18">using</text:span> <text:span text:style-name="T20">System</text:span>.<text:span text:style-name="T20">Collections</text:span>.<text:span text:style-name="T20">Generic</text:span>;</text:p>
            <text:p text:style-name="P15"><text:span text:style-name="T18">using</text:span> <text:span text:style-name="T20">System</text:span>.<text:span text:style-name="T20">Drawing</text:span>;</text:p>
            <text:p text:style-name="P15"><text:span text:style-name="T18">using</text:span> <text:span text:style-name="T20">System</text:span>.<text:span text:style-name="T20">IO</text:span>;</text:p>
            <text:p text:style-name="P17"/>
            <text:p text:style-name="P15"><text:span text:style-name="T18">enum</text:span> <text:span text:style-name="T20">PieceType</text:span></text:p>
            <text:p text:style-name="P15">{</text:p>
            <text:p text:style-name="P16">    <text:span text:style-name="T33">White_Pawn</text:span><text:span text:style-name="T27"> = </text:span><text:span text:style-name="T24">0</text:span><text:span text:style-name="T27">,</text:span></text:p>
            <text:p text:style-name="P16">    <text:span text:style-name="T33">Black_Pawn</text:span><text:span text:style-name="T27">,</text:span></text:p>
            <text:p text:style-name="P16">    <text:span text:style-name="T33">White_King</text:span><text:span text:style-name="T27">,</text:span></text:p>
            <text:p text:style-name="P16">    <text:span text:style-name="T33">Black_King</text:span></text:p>
            <text:p text:style-name="P15">}</text:p>
            <text:p text:style-name="P17"/>
            <text:p text:style-name="P15"><text:span text:style-name="T18">interface</text:span> <text:span text:style-name="T20">IPiece</text:span> {</text:p>
            <text:p text:style-name="P16">    <text:span text:style-name="T19">void</text:span><text:span text:style-name="T27"> </text:span><text:span text:style-name="T22">Draw</text:span><text:span text:style-name="T27">();</text:span></text:p>
            <text:p text:style-name="P16">    <text:span text:style-name="T19">void</text:span><text:span text:style-name="T27"> </text:span><text:span text:style-name="T22">SetPosition</text:span><text:span text:style-name="T27">(</text:span><text:span text:style-name="T21">Point</text:span><text:span text:style-name="T27"> </text:span><text:span text:style-name="T23">position</text:span><text:span text:style-name="T27">);</text:span></text:p>
            <text:p text:style-name="P15">}</text:p>
            <text:p text:style-name="P17"/>
            <text:p text:style-name="P15"><text:span text:style-name="T18">class</text:span> <text:span text:style-name="T20">ChessPiece</text:span> : <text:span text:style-name="T20">IPiece</text:span> {</text:p>
            <text:p text:style-name="P16">    <text:span text:style-name="T19">private</text:span><text:span text:style-name="T27"> </text:span><text:span text:style-name="T21">Image</text:span><text:span text:style-name="T27"> </text:span><text:span text:style-name="T23">sprite</text:span><text:span text:style-name="T27">;</text:span></text:p>
            <text:p text:style-name="P16">    <text:span text:style-name="T19">private</text:span><text:span text:style-name="T27"> </text:span><text:span text:style-name="T21">Point</text:span><text:span text:style-name="T27"> </text:span><text:span text:style-name="T23">position</text:span><text:span text:style-name="T27">;</text:span></text:p>
            <text:p text:style-name="P17"/>
            <text:p text:style-name="P16">    <text:span text:style-name="T19">private</text:span><text:span text:style-name="T27"> </text:span><text:span text:style-name="T21">PieceType</text:span><text:span text:style-name="T27"> </text:span><text:span text:style-name="T23">type</text:span><text:span text:style-name="T27">;</text:span></text:p>
            <text:p text:style-name="P17"/>
            <text:p text:style-name="P16">    <text:span text:style-name="T19">public</text:span><text:span text:style-name="T27"> </text:span><text:span text:style-name="T21">ChessPiece</text:span><text:span text:style-name="T27">(</text:span><text:span text:style-name="T21">Image</text:span><text:span text:style-name="T27"> </text:span><text:span text:style-name="T23">sprite</text:span><text:span text:style-name="T27">, </text:span><text:span text:style-name="T21">Point</text:span><text:span text:style-name="T27"> </text:span><text:span text:style-name="T23">position</text:span><text:span text:style-name="T27">, </text:span><text:span text:style-name="T21">PieceType</text:span><text:span text:style-name="T27"> </text:span><text:span text:style-name="T23">type</text:span><text:span text:style-name="T27">) {</text:span></text:p>
            <text:p text:style-name="P16">        <text:span text:style-name="T19">this</text:span><text:span text:style-name="T27">.</text:span><text:span text:style-name="T23">sprite</text:span><text:span text:style-name="T27"> = </text:span><text:span text:style-name="T23">sprite</text:span><text:span text:style-name="T27">;</text:span></text:p>
            <text:p text:style-name="P16">        <text:span text:style-name="T19">this</text:span><text:span text:style-name="T27">.</text:span><text:span text:style-name="T23">position</text:span><text:span text:style-name="T27"> = </text:span><text:span text:style-name="T23">position</text:span><text:span text:style-name="T27">;</text:span></text:p>
            <text:p text:style-name="P16">        <text:span text:style-name="T19">this</text:span><text:span text:style-name="T27">.</text:span><text:span text:style-name="T23">type</text:span><text:span text:style-name="T27"> = </text:span><text:span text:style-name="T23">type</text:span><text:span text:style-name="T27">;</text:span></text:p>
            <text:p text:style-name="P16">    <text:span text:style-name="T27">}</text:span></text:p>
            <text:p text:style-name="P17"/>
            <text:p text:style-name="P16">    <text:span text:style-name="T19">public</text:span><text:span text:style-name="T27"> </text:span><text:span text:style-name="T19">void</text:span><text:span text:style-name="T27"> </text:span><text:span text:style-name="T22">Draw</text:span><text:span text:style-name="T27">() {</text:span></text:p>
            <text:p text:style-name="P16">        <text:span text:style-name="T21">Console</text:span><text:span text:style-name="T27">.</text:span><text:span text:style-name="T22">WriteLine</text:span><text:span text:style-name="T27">(</text:span><text:span text:style-name="T26">$"Drawing {</text:span><text:span text:style-name="T19">this</text:span><text:span text:style-name="T27">.</text:span><text:span text:style-name="T23">type</text:span><text:span text:style-name="T26">} piece at ({</text:span><text:span text:style-name="T23">position</text:span><text:span text:style-name="T27">.</text:span><text:span text:style-name="T23">X</text:span><text:span text:style-name="T26">},{</text:span><text:span text:style-name="T23">position</text:span><text:span text:style-name="T27">.</text:span><text:span text:style-name="T23">Y</text:span><text:span text:style-name="T26">})"</text:span><text:span text:style-name="T27">);</text:span></text:p>
            <text:p text:style-name="P16">    <text:span text:style-name="T27">}</text:span></text:p>
            <text:p text:style-name="P17"/>
            <text:p text:style-name="P16">    <text:span text:style-name="T19">public</text:span><text:span text:style-name="T27"> </text:span><text:span text:style-name="T19">void</text:span><text:span text:style-name="T27"> </text:span><text:span text:style-name="T22">SetPosition</text:span><text:span text:style-name="T27">(</text:span><text:span text:style-name="T21">Point</text:span><text:span text:style-name="T27"> </text:span><text:span text:style-name="T23">position</text:span><text:span text:style-name="T27">) {</text:span></text:p>
            <text:p text:style-name="P16">        <text:span text:style-name="T19">this</text:span><text:span text:style-name="T27">.</text:span><text:span text:style-name="T23">position</text:span><text:span text:style-name="T27"> = </text:span><text:span text:style-name="T23">position</text:span><text:span text:style-name="T27">;</text:span></text:p>
            <text:p text:style-name="P16">    <text:span text:style-name="T27">}</text:span></text:p>
            <text:p text:style-name="P15">}</text:p>
            <text:p text:style-name="P17"/>
            <text:p text:style-name="P15"><text:span text:style-name="T18">class</text:span> <text:span text:style-name="T20">PieceFactory</text:span> {</text:p>
            <text:p text:style-name="P16">    <text:span text:style-name="T19">public</text:span><text:span text:style-name="T27"> </text:span><text:span text:style-name="T21">IPiece</text:span><text:span text:style-name="T27"> </text:span><text:span text:style-name="T22">GetPiece</text:span><text:span text:style-name="T27">(</text:span><text:span text:style-name="T21">PieceType</text:span><text:span text:style-name="T27"> </text:span><text:span text:style-name="T23">type</text:span><text:span text:style-name="T27">, </text:span><text:span text:style-name="T21">Point</text:span><text:span text:style-name="T27"> </text:span><text:span text:style-name="T23">position</text:span><text:span text:style-name="T27">) {</text:span></text:p>
            <text:p text:style-name="P16">        <text:span text:style-name="T21">Image</text:span><text:span text:style-name="T27"> </text:span><text:span text:style-name="T23">wp</text:span><text:span text:style-name="T27"> = </text:span><text:span text:style-name="T21">Image</text:span><text:span text:style-name="T27">.</text:span><text:span text:style-name="T22">FromFile</text:span><text:span text:style-name="T27">(</text:span><text:span text:style-name="T26">"white_pawn.png"</text:span><text:span text:style-name="T27">);</text:span></text:p>
            <text:p text:style-name="P16"><text:soft-page-break/>        <text:span text:style-name="T21">Image</text:span><text:span text:style-name="T27"> </text:span><text:span text:style-name="T23">bp</text:span><text:span text:style-name="T27"> = </text:span><text:span text:style-name="T21">Image</text:span><text:span text:style-name="T27">.</text:span><text:span text:style-name="T22">FromFile</text:span><text:span text:style-name="T27">(</text:span><text:span text:style-name="T26">"black_pawn.png"</text:span><text:span text:style-name="T27">);</text:span></text:p>
            <text:p text:style-name="P16">        <text:span text:style-name="T21">Image</text:span><text:span text:style-name="T27"> </text:span><text:span text:style-name="T23">bk</text:span><text:span text:style-name="T27"> = </text:span><text:span text:style-name="T21">Image</text:span><text:span text:style-name="T27">.</text:span><text:span text:style-name="T22">FromFile</text:span><text:span text:style-name="T27">(</text:span><text:span text:style-name="T26">"black_king.png"</text:span><text:span text:style-name="T27">);</text:span></text:p>
            <text:p text:style-name="P16">        <text:span text:style-name="T21">Image</text:span><text:span text:style-name="T27"> </text:span><text:span text:style-name="T23">wk</text:span><text:span text:style-name="T27"> = </text:span><text:span text:style-name="T21">Image</text:span><text:span text:style-name="T27">.</text:span><text:span text:style-name="T22">FromFile</text:span><text:span text:style-name="T27">(</text:span><text:span text:style-name="T26">"white_king.png"</text:span><text:span text:style-name="T27">);</text:span></text:p>
            <text:p text:style-name="P16">        <text:span text:style-name="T21">Image</text:span><text:span text:style-name="T27"> </text:span><text:span text:style-name="T23">sprite</text:span><text:span text:style-name="T27"> = </text:span><text:span text:style-name="T23">wp</text:span><text:span text:style-name="T27">;</text:span></text:p>
            <text:p text:style-name="P16">        <text:span text:style-name="T25">switch</text:span><text:span text:style-name="T27">(</text:span><text:span text:style-name="T23">type</text:span><text:span text:style-name="T27">)</text:span></text:p>
            <text:p text:style-name="P16">        <text:span text:style-name="T27">{</text:span></text:p>
            <text:p text:style-name="P16">            <text:span text:style-name="T25">case</text:span><text:span text:style-name="T27"> </text:span><text:span text:style-name="T21">PieceType</text:span><text:span text:style-name="T27">.</text:span><text:span text:style-name="T33">White_Pawn</text:span><text:span text:style-name="T27">:</text:span></text:p>
            <text:p text:style-name="P16">                <text:span text:style-name="T23">sprite</text:span><text:span text:style-name="T27"> = </text:span><text:span text:style-name="T23">wp</text:span><text:span text:style-name="T27">;</text:span></text:p>
            <text:p text:style-name="P16">            <text:span text:style-name="T25">break</text:span><text:span text:style-name="T27">;</text:span></text:p>
            <text:p text:style-name="P16">            <text:span text:style-name="T25">case</text:span><text:span text:style-name="T27"> </text:span><text:span text:style-name="T21">PieceType</text:span><text:span text:style-name="T27">.</text:span><text:span text:style-name="T33">Black_Pawn</text:span><text:span text:style-name="T27">:</text:span></text:p>
            <text:p text:style-name="P16">                <text:span text:style-name="T23">sprite</text:span><text:span text:style-name="T27"> = </text:span><text:span text:style-name="T23">bp</text:span><text:span text:style-name="T27">;</text:span></text:p>
            <text:p text:style-name="P16">            <text:span text:style-name="T25">break</text:span><text:span text:style-name="T27">;</text:span></text:p>
            <text:p text:style-name="P16">            <text:span text:style-name="T25">case</text:span><text:span text:style-name="T27"> </text:span><text:span text:style-name="T21">PieceType</text:span><text:span text:style-name="T27">.</text:span><text:span text:style-name="T33">White_King</text:span><text:span text:style-name="T27">:</text:span></text:p>
            <text:p text:style-name="P16">                <text:span text:style-name="T23">sprite</text:span><text:span text:style-name="T27"> = </text:span><text:span text:style-name="T23">wk</text:span><text:span text:style-name="T27">;</text:span></text:p>
            <text:p text:style-name="P16">            <text:span text:style-name="T25">break</text:span><text:span text:style-name="T27">;</text:span></text:p>
            <text:p text:style-name="P16">            <text:span text:style-name="T25">case</text:span><text:span text:style-name="T27"> </text:span><text:span text:style-name="T21">PieceType</text:span><text:span text:style-name="T27">.</text:span><text:span text:style-name="T33">Black_King</text:span><text:span text:style-name="T27">:</text:span></text:p>
            <text:p text:style-name="P16">                <text:span text:style-name="T23">sprite</text:span><text:span text:style-name="T27"> = </text:span><text:span text:style-name="T23">bk</text:span><text:span text:style-name="T27">;</text:span></text:p>
            <text:p text:style-name="P16">            <text:span text:style-name="T25">break</text:span><text:span text:style-name="T27">;</text:span></text:p>
            <text:p text:style-name="P16">            <text:span text:style-name="T25">default</text:span><text:span text:style-name="T27">:</text:span></text:p>
            <text:p text:style-name="P16">                <text:span text:style-name="T23">sprite</text:span><text:span text:style-name="T27"> = </text:span><text:span text:style-name="T23">wp</text:span><text:span text:style-name="T27">;</text:span></text:p>
            <text:p text:style-name="P16">            <text:span text:style-name="T25">break</text:span><text:span text:style-name="T27">;</text:span></text:p>
            <text:p text:style-name="P16">        <text:span text:style-name="T27">}</text:span></text:p>
            <text:p text:style-name="P16">        <text:span text:style-name="T25">return</text:span><text:span text:style-name="T27"> </text:span><text:span text:style-name="T19">new</text:span><text:span text:style-name="T27"> </text:span><text:span text:style-name="T21">ChessPiece</text:span><text:span text:style-name="T27">(</text:span><text:span text:style-name="T23">sprite</text:span><text:span text:style-name="T27">, </text:span><text:span text:style-name="T23">position</text:span><text:span text:style-name="T27">, </text:span><text:span text:style-name="T23">type</text:span><text:span text:style-name="T27">);</text:span></text:p>
            <text:p text:style-name="P16">    <text:span text:style-name="T27">}</text:span></text:p>
            <text:p text:style-name="P15">}</text:p>
            <text:p text:style-name="P17"/>
            <text:p text:style-name="P21">// Client</text:p>
            <text:p text:style-name="P15"><text:span text:style-name="T18">class</text:span> <text:span text:style-name="T20">Client</text:span> {</text:p>
            <text:p text:style-name="P16">    <text:span text:style-name="T19">static</text:span><text:span text:style-name="T27"> </text:span><text:span text:style-name="T19">void</text:span><text:span text:style-name="T27"> </text:span><text:span text:style-name="T22">Main</text:span><text:span text:style-name="T27">(</text:span><text:span text:style-name="T19">string</text:span><text:span text:style-name="T27">[] </text:span><text:span text:style-name="T23">args</text:span><text:span text:style-name="T27">) {</text:span></text:p>
            <text:p text:style-name="P16">        <text:span text:style-name="T21">PieceFactory</text:span><text:span text:style-name="T27"> </text:span><text:span text:style-name="T23">factory</text:span><text:span text:style-name="T27"> = </text:span><text:span text:style-name="T19">new</text:span><text:span text:style-name="T27"> </text:span><text:span text:style-name="T21">PieceFactory</text:span><text:span text:style-name="T27">();</text:span></text:p>
            <text:p text:style-name="P17"/>
            <text:p text:style-name="P16">        <text:span text:style-name="T21">IPiece</text:span><text:span text:style-name="T27"> </text:span><text:span text:style-name="T23">whitePawn</text:span><text:span text:style-name="T27"> = </text:span><text:span text:style-name="T23">factory</text:span><text:span text:style-name="T27">.</text:span><text:span text:style-name="T22">GetPiece</text:span><text:span text:style-name="T27">(</text:span><text:span text:style-name="T21">PieceType</text:span><text:span text:style-name="T27">.</text:span><text:span text:style-name="T33">White_Pawn</text:span><text:span text:style-name="T27">, </text:span><text:span text:style-name="T19">new</text:span><text:span text:style-name="T27"> </text:span><text:span text:style-name="T21">Point</text:span><text:span text:style-name="T27">(</text:span><text:span text:style-name="T24">3</text:span><text:span text:style-name="T27">, </text:span><text:span text:style-name="T24">2</text:span><text:span text:style-name="T27">));</text:span></text:p>
            <text:p text:style-name="P16">        <text:span text:style-name="T21">IPiece</text:span><text:span text:style-name="T27"> </text:span><text:span text:style-name="T23">blackKing</text:span><text:span text:style-name="T27"> = </text:span><text:span text:style-name="T23">factory</text:span><text:span text:style-name="T27">.</text:span><text:span text:style-name="T22">GetPiece</text:span><text:span text:style-name="T27">(</text:span><text:span text:style-name="T21">PieceType</text:span><text:span text:style-name="T27">.</text:span><text:span text:style-name="T33">Black_King</text:span><text:span text:style-name="T27">, </text:span><text:span text:style-name="T19">new</text:span><text:span text:style-name="T27"> </text:span><text:span text:style-name="T21">Point</text:span><text:span text:style-name="T27">(</text:span><text:span text:style-name="T24">3</text:span><text:span text:style-name="T27">, </text:span><text:span text:style-name="T24">7</text:span><text:span text:style-name="T27">));</text:span></text:p>
            <text:p text:style-name="P17"/>
            <text:p text:style-name="P16">        <text:span text:style-name="T23">whitePawn</text:span><text:span text:style-name="T27">.</text:span><text:span text:style-name="T22">Draw</text:span><text:span text:style-name="T27">();</text:span></text:p>
            <text:p text:style-name="P16">        <text:span text:style-name="T23">blackKing</text:span><text:span text:style-name="T27">.</text:span><text:span text:style-name="T22">Draw</text:span><text:span text:style-name="T27">();</text:span></text:p>
            <text:p text:style-name="P17"/>
            <text:p text:style-name="P16">        <text:span text:style-name="T21">Console</text:span><text:span text:style-name="T27">.</text:span><text:span text:style-name="T22">ReadKey</text:span><text:span text:style-name="T27">();</text:span></text:p>
            <text:p text:style-name="P16">    <text:span text:style-name="T27">}</text:span></text:p>
            <text:p text:style-name="P15">}</text:p>
            <text:p text:style-name="P17"/>
          </table:table-cell>
        </table:table-row>
      </table:table>
      <text:p text:style-name="P20"/>
      <text:p text:style-name="P24"><text:span text:style-name="T30">Concluzie: </text:span><text:span text:style-name="T28">În cadrul aceste lucrări de laborator am studiat șabloanele de proiectare </text:span><text:span text:style-name="T29">structurale</text:span><text:span text:style-name="T28">, </text:span><text:span text:style-name="T29">7</text:span><text:span text:style-name="T28"> la număr </text:span><text:span text:style-name="T29">fiind cele mai importante </text:span><text:span text:style-name="T28">și am utilizat 5 din ele pentru a face niște aplicații simple </text:span><text:span text:style-name="T29">care ar putea fi utilizate în cadrul unei aplicații complete de sah.</text:span><text:span text:style-name="T28"> Șabloanele utilizate sunt: </text:span><text:span text:style-name="T29">Adapter, Bridge, Decorator, Facade și Flyweight. Implementarile respective sunt în limbajul C#, doar proiectul pentru facade necesita instalarea unei dependente pentru încărcarea imaginilor în memorie.</text:span></text:p>
      <text:p text:style-name="P23"><text:tab/><text:span text:style-name="T34">Adapter-ul a fost utilizat pentru a realiza aceiași interfata pentru utilizator și motorul de joc când ne referim la citirea unei miscari noi. Adică jocul respectiv nu ar trebui sa facă o diferența dacă cei doi jucători sunt oameni sau motoare de sah.</text:span></text:p>
      <text:p text:style-name="P23"><text:tab/><text:span text:style-name="T34">Bridge-ul a fost utilizat pentru a realiza piesele de sah, anume pentru a nu ave clase pentru piese de culori diferite, culoare a fost extrasa int-o clasa separata care, acest lucru face ca numărul de clase disctincte pe care le avem să fie mai mic, de asemenea de culoare depinde în ce direcție se poate mișca o piesa, și ce tip de piese poate aceasta ataca.</text:span></text:p>
      <text:p text:style-name="P23"><text:tab/><text:span text:style-name="T34">Decorator-ul a fost utilizat pentru a reprezenta în alt mod piesele de sah, pentru a deocra o piesa de baza cu tipul acesteia, acum m-am gândit și am realizat ca și culoarea ar putea să fie un decorator, însă ca minus este ca ar fi de dorit sa extragem clasa de baza din interiorul decoratorilor atunci când dorim sa promovam o piesa de la pion la altceva, ca aceasta piesa sa nu fie în același tim și pion și regina spre exemplu, însă culoarea ar putea fi utilizata ca decorator.</text:span></text:p>
      <text:p text:style-name="P23"><text:tab/><text:span text:style-name="T34">Fatada este o calsa care ofera o interfata mai simplu de utilizat către niște obiecte mai complexe, incazul data am realizat fatada ca o interfata către o placa de sah și un motor de sah, interfata data ar trebui sa citească acțiunile utilizatorului atâta dimp cât jocul nu s-a finisat. Însă aici nu m-am adancit sa implementez foarte bine motorul de sah și placa fiind ca este mai mult ca exemplu, pentru acestea ar fi mai bine de utilizat librari în care totul a fost gândit foarte bine.</text:span></text:p>
      <text:p text:style-name="P23"><text:tab/><text:span text:style-name="T34">Flyweight din nume înțelegem ca ar trebui sa cantareasca puțin. Aici m-am gândit ca în caz ca avem o interfata grafica, ar fi bine sa incarcam imbaginile pieselor de sah în ram o singura data, pentru a economisi memoria. De aceia am utilizat flyweight, acest pattern este de asemenea forate des utilizt în industria jocurilor unde ar fi o risipa sa incarcam pentru fiecare obiect un model 3d separat.</text:span></text:p>
      <text:p text:style-name="P23"><text:tab/><text:span text:style-name="T34">Composite, nu am utilizat acest pattern fiind ca nu am crezut ca este practic sa îl utilizes, nu ar fi avut sens sa împart cumva tabla de sah în cuburi și piese, unde cubul poate conține piesa sau alte cuburi fiind ca numbarul de cuburi pe care îl conține alt cub ar fi arbitrar.</text:span></text:p>
      <text:p text:style-name="P23"><text:tab/><text:span text:style-name="T35">Proxy permite sa cream un obiect care ar substitui un obiect real și ar realiza comunicarea cu acesta, iarăși într-un joc simplu de sah în opinia mea nu pare practic sa utilizez acest patter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roman"/>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Courier New1" fo:font-family="'Courier New'" style:font-family-generic="roman" fo:font-size="13pt" fo:language="ro" fo:country="RO" officeooo:rsid="006f086b" style:letter-kerning="true" style:font-name-asian="Tahoma" style:font-family-asian="Tahoma" style:font-family-generic-asian="system" style:font-pitch-asian="variable" style:font-size-asian="13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code" style:family="paragraph" style:parent-style-name="Standard">
      <style:paragraph-properties style:line-height-at-least="0.198in"/>
      <style:text-properties style:font-name="New courier" fo:font-family="'New courier'" fo:font-size="9pt" style:font-size-asian="9pt" style:font-size-complex="9pt"/>
    </style:style>
    <style:style style:name="paragraph"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family="'Times new roman'" style:font-family-generic="roman" fo:font-size="12pt" style:font-size-asian="12pt"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7T05:17:00</meta:creation-date>
    <meta:initial-creator>catalin</meta:initial-creator>
    <dc:date>2023-05-05T11:56:42.688000000</dc:date>
    <meta:editing-cycles>91</meta:editing-cycles>
    <meta:editing-duration>PT22H49M10S</meta:editing-duration>
    <meta:generator>LibreOffice/7.4.4.2$Windows_X86_64 LibreOffice_project/85569322deea74ec9134968a29af2df5663baa21</meta:generator>
    <meta:document-statistic meta:table-count="6" meta:image-count="0" meta:object-count="0" meta:page-count="12" meta:paragraph-count="511" meta:word-count="2134" meta:character-count="17913" meta:non-whitespace-character-count="12554"/>
    <meta:user-defined meta:name="KSOProductBuildVer">1033-11.1.0.10702</meta:user-defined>
  </office:meta>
</office:document-meta>
</file>